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First</text:p>
          </table:table-cell>
          <table:table-cell office:value-type="time" office:time-value="PT14H28M21.000S" table:style-name="ce9">
            <text:p>14:28:21</text:p>
          </table:table-cell>
          <table:table-cell office:value-type="string" table:style-name="ce12">
            <text:p>Last</text:p>
          </table:table-cell>
          <table:table-cell office:value-type="time" office:time-value="PT14H30M21.000S" table:style-name="ce9">
            <text:p>14:30:21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155.23999999999998" table:style-name="ce13">
            <text:p>155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29.619999999999997" table:style-name="ce14">
            <text:p>29.6</text:p>
          </table:table-cell>
          <table:table-cell office:value-type="float" office:value="2.8199999999999994" table:style-name="ce14">
            <text:p>2.8</text:p>
          </table:table-cell>
          <table:table-cell office:value-type="float" office:value="5.62" table:style-name="ce14">
            <text:p>5.6</text:p>
          </table:table-cell>
          <table:table-cell office:value-type="float" office:value="61.959999999999994" table:style-name="ce14">
            <text:p>62.0</text:p>
          </table:table-cell>
          <table:table-cell office:value-type="float" office:value="32.440000000000005" table:style-name="ce14">
            <text:p>32.4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276.8" table:style-name="ce13">
            <text:p>277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50.8" table:style-name="ce14">
            <text:p>50.8</text:p>
          </table:table-cell>
          <table:table-cell office:value-type="float" office:value="5.0999999999999996" table:style-name="ce14">
            <text:p>5.1</text:p>
          </table:table-cell>
          <table:table-cell office:value-type="float" office:value="8.8000000000000007" table:style-name="ce14">
            <text:p>8.8</text:p>
          </table:table-cell>
          <table:table-cell office:value-type="float" office:value="99.6" table:style-name="ce14">
            <text:p>99.6</text:p>
          </table:table-cell>
          <table:table-cell office:value-type="float" office:value="55.5" table:style-name="ce14">
            <text:p>55.5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2286H29M51.000S" table:style-name="ce9">
            <text:p>14:29:51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7150573936529372" table:style-name="ce14">
            <text:p>1.7</text:p>
          </table:table-cell>
          <table:table-cell office:value-type="float" office:value="1.8085106382978726" table:style-name="ce14">
            <text:p>1.8</text:p>
          </table:table-cell>
          <table:table-cell office:value-type="float" office:value="1.5658362989323844" table:style-name="ce14">
            <text:p>1.6</text:p>
          </table:table-cell>
          <table:table-cell office:value-type="float" office:value="1.6074887023886379" table:style-name="ce14">
            <text:p>1.6</text:p>
          </table:table-cell>
          <table:table-cell office:value-type="float" office:value="1.7108508014796544" table:style-name="ce14">
            <text:p>1.7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94.736999999999995" table:style-name="ce13">
            <text:p>9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269.59199999999998" table:style-name="ce13">
            <text:p>27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.35140879551321996" table:style-name="ce14">
            <text:p>0.4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6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1-20T00:00:00" table:style-name="ce5">
            <text:p>20-Jan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6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5" table:style-name="ce4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4M28.200S" table:style-name="ce6">
            <text:p>00:14:2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roo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85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isk /dev/sda: 8592 MB, 8592031744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255 heads, 63 sectors/track, 1044 cylind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Units = cylinders of 16065 * 512 = 8225280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Sector size (logical/physical): 512 bytes / 512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I/O size (minimum/optimal): 512 bytes / 512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isk identifier: 0x000978a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<text:s text:c="3"/>Device Boot <text:s text:c="5"/>Start <text:s text:c="8"/>End <text:s text:c="5"/>Blocks <text:s text:c="2"/>Id <text:s/>Syste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dev/sda1 <text:s text:c="2"/>* <text:s text:c="10"/>1 <text:s text:c="8"/>994 <text:s text:c="4"/>7977984 <text:s text:c="2"/>83 <text:s/>Linu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Partition 1 does not end on cylinder boundary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dev/sda2 <text:s text:c="12"/>994 <text:s text:c="7"/>1045 <text:s text:c="5"/>407553 <text:s text:c="3"/>5 <text:s/>Extend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dev/sda5 <text:s text:c="12"/>994 <text:s text:c="7"/>1045 <text:s text:c="5"/>407552 <text:s text:c="2"/>82 <text:s/>Linux swap / Solari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20564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9"/>2922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392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6065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9"/>7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15466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1765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0699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4"/>73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4766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1691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11796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10"/>16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767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2906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02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0764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191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5"/>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280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16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4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16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36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14357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4"/>6248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2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195453 0 20230 4177837 36989 2 690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49411 0 5010 1040190 8666 2 504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55013 0 4814 1042482 7553 0 601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46605 0 5471 1048652 7736 0 60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44422 0 4933 1046512 13033 0 659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3980180 53 217 0 0 0 0 2 0 2 0 0 0 1177 0 109458 66 0 0 0 0 0 0 0 22 0 0 0 0 0 0 0 0 54888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25715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270388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67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3408291 0 1383549 152269 274875 109499 0 189 641064 1058 8457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<text:s text:c="2"/>11344 <text:s text:c="4"/>180 <text:s text:c="3"/>0 <text:s text:c="3"/>0 <text:s text:c="3"/>0 <text:s text:c="4"/>0 <text:s text:c="9"/>0 <text:s text:c="8"/>0 <text:s text:c="3"/>11344 <text:s text:c="4"/>180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62828983 <text:s/>351791 <text:s text:c="3"/>0 <text:s text:c="3"/>0 <text:s text:c="3"/>0 <text:s text:c="4"/>0 <text:s text:c="9"/>0 <text:s text:c="8"/>0 431937449 <text:s/>336945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44841 26952 3020294 412748 64612 892600 7679136 9333616 0 436588 97683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44578 26293 3012930 410504 63932 830060 7173168 8776356 0 434524 92088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52 0 0 0 0 0 52 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208 649 6856 2024 680 62540 505968 557260 0 17000 5592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676 3095674 25 548 5 57 46124 85608 20 0 1 0 4 2928640 93 4294967295 11063296 11163132 3220106976 3220101948 13050902 0 0 4096 536946211 3223525726 0 0 0 1 0 0 69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5 93 33 25 0 138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06:f7:00:f5:e6:75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4f7:ff:fef5:e675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351791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336945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62828983 (62.8 MB) <text:s/>TX bytes:431937449 (431.9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80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80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1344 (11.3 KB) <text:s/>TX bytes:11344 (11.3 K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2536 <text:s text:c="5"/>4744 <text:s/>35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2"/>999 <text:s text:c="8"/>1 <text:s text:c="6"/>999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005 <text:s text:c="8"/>0 <text:s text:c="5"/>1005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005 <text:s text:c="8"/>1 <text:s text:c="5"/>1005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005 <text:s text:c="8"/>0 <text:s text:c="5"/>1005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297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47222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6.90278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2286H28M21.000S" table:style-name="ce9">
            <text:p>14:28:21</text:p>
          </table:table-cell>
          <table:table-cell office:value-type="float" office:value="1.2" table:style-name="ce1">
            <text:p>1.2</text:p>
          </table:table-cell>
          <table:table-cell office:value-type="float" office:value="0.8" table:style-name="ce1">
            <text:p>0.8</text:p>
          </table:table-cell>
          <table:table-cell office:value-type="float" office:value="6.9" table:style-name="ce1">
            <text:p>6.9</text:p>
          </table:table-cell>
          <table:table-cell office:value-type="float" office:value="91.1" table:style-name="ce1">
            <text:p>91.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286H28M51.000S" table:style-name="ce9">
            <text:p>14:28:51</text:p>
          </table:table-cell>
          <table:table-cell office:value-type="float" office:value="50.8" table:style-name="ce1">
            <text:p>50.8</text:p>
          </table:table-cell>
          <table:table-cell office:value-type="float" office:value="3.2" table:style-name="ce1">
            <text:p>3.2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41.5" table:style-name="ce1">
            <text:p>41.5</text:p>
          </table:table-cell>
          <table:table-cell office:value-type="float" office:value="54" table:style-name="ce1">
            <text:p>5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286H29M21.000S" table:style-name="ce9">
            <text:p>14:29:21</text:p>
          </table:table-cell>
          <table:table-cell office:value-type="float" office:value="45.2" table:style-name="ce1">
            <text:p>45.2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40.9" table:style-name="ce1">
            <text:p>40.9</text:p>
          </table:table-cell>
          <table:table-cell office:value-type="float" office:value="50.300000000000004" table:style-name="ce1">
            <text:p>50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286H29M51.000S" table:style-name="ce9">
            <text:p>14:29:51</text:p>
          </table:table-cell>
          <table:table-cell office:value-type="float" office:value="50.7" table:style-name="ce1">
            <text:p>50.7</text:p>
          </table:table-cell>
          <table:table-cell office:value-type="float" office:value="4.8" table:style-name="ce1">
            <text:p>4.8</text:p>
          </table:table-cell>
          <table:table-cell office:value-type="float" office:value="7.8" table:style-name="ce1">
            <text:p>7.8</text:p>
          </table:table-cell>
          <table:table-cell office:value-type="float" office:value="36.700000000000003" table:style-name="ce1">
            <text:p>36.7</text:p>
          </table:table-cell>
          <table:table-cell office:value-type="float" office:value="55.5" table:style-name="ce1">
            <text:p>55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286H30M21.000S" table:style-name="ce9">
            <text:p>14:30:21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6" table:style-name="ce1">
            <text:p>99.6</text:p>
          </table:table-cell>
          <table:table-cell office:value-type="float" office:value="0.4" table:style-name="ce1">
            <text:p>0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9.619999999999997" table:style-name="ce1">
            <text:p>29.62</text:p>
          </table:table-cell>
          <table:table-cell office:value-type="float" office:value="2.8199999999999994" table:style-name="ce1">
            <text:p>2.82</text:p>
          </table:table-cell>
          <table:table-cell office:value-type="float" office:value="5.62" table:style-name="ce1">
            <text:p>5.62</text:p>
          </table:table-cell>
          <table:table-cell office:value-type="float" office:value="61.959999999999994" table:style-name="ce1">
            <text:p>61.96</text:p>
          </table:table-cell>
          <table:table-cell office:value-type="float" office:value="32.440000000000005" table:style-name="ce1">
            <text:p>32.44</text:p>
          </table:table-cell>
          <table:table-cell table:number-columns-repeated="16378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29.939999999999998" table:style-name="ce11">
            <text:p>29.9</text:p>
          </table:table-cell>
          <table:table-cell office:value-type="float" office:value="2.6799999999999997" table:style-name="ce11">
            <text:p>2.7</text:p>
          </table:table-cell>
          <table:table-cell office:value-type="float" office:value="2.0799999999999996" table:style-name="ce11">
            <text:p>2.1</text:p>
          </table:table-cell>
          <table:table-cell office:value-type="float" office:value="65.320000000000007" table:style-name="ce11">
            <text:p>65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30.279999999999994" table:style-name="ce11">
            <text:p>30.3</text:p>
          </table:table-cell>
          <table:table-cell office:value-type="float" office:value="2.38" table:style-name="ce11">
            <text:p>2.4</text:p>
          </table:table-cell>
          <table:table-cell office:value-type="float" office:value="2.04" table:style-name="ce11">
            <text:p>2.0</text:p>
          </table:table-cell>
          <table:table-cell office:value-type="float" office:value="65.300000000000011" table:style-name="ce11">
            <text:p>65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31.4" table:style-name="ce11">
            <text:p>31.4</text:p>
          </table:table-cell>
          <table:table-cell office:value-type="float" office:value="2.1799999999999997" table:style-name="ce11">
            <text:p>2.2</text:p>
          </table:table-cell>
          <table:table-cell office:value-type="float" office:value="1.8" table:style-name="ce11">
            <text:p>1.8</text:p>
          </table:table-cell>
          <table:table-cell office:value-type="float" office:value="64.599999999999994" table:style-name="ce11">
            <text:p>64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29.419999999999998" table:style-name="ce11">
            <text:p>29.4</text:p>
          </table:table-cell>
          <table:table-cell office:value-type="float" office:value="3.6799999999999997" table:style-name="ce11">
            <text:p>3.7</text:p>
          </table:table-cell>
          <table:table-cell office:value-type="float" office:value="11.620000000000001" table:style-name="ce11">
            <text:p>11.6</text:p>
          </table:table-cell>
          <table:table-cell office:value-type="float" office:value="55.279999999999994" table:style-name="ce11">
            <text:p>55.3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47222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6.90278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6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2286H28M21.000S" table:style-name="ce9">
            <text:p>14:28:21</text:p>
          </table:table-cell>
          <table:table-cell office:value-type="float" office:value="2967.7" table:style-name="ce1">
            <text:p>2967.7</text:p>
          </table:table-cell>
          <table:table-cell office:value-type="float" office:value="0" table:style-name="ce1">
            <text:p>0</text:p>
          </table:table-cell>
          <table:table-cell office:value-type="float" office:value="53.400000000000006" table:style-name="ce1">
            <text:p>53.4</text:p>
          </table:table-cell>
          <table:table-cell table:number-columns-repeated="16380"/>
        </table:table-row>
        <table:table-row table:style-name="ro1">
          <table:table-cell office:value-type="time" office:time-value="PT982286H28M51.000S" table:style-name="ce9">
            <text:p>14:28:51</text:p>
          </table:table-cell>
          <table:table-cell office:value-type="float" office:value="165.4" table:style-name="ce1">
            <text:p>165.4</text:p>
          </table:table-cell>
          <table:table-cell office:value-type="float" office:value="1288" table:style-name="ce1">
            <text:p>1288</text:p>
          </table:table-cell>
          <table:table-cell office:value-type="float" office:value="164.8" table:style-name="ce1">
            <text:p>164.8</text:p>
          </table:table-cell>
          <table:table-cell table:number-columns-repeated="16380"/>
        </table:table-row>
        <table:table-row table:style-name="ro1">
          <table:table-cell office:value-type="time" office:time-value="PT982286H29M21.000S" table:style-name="ce9">
            <text:p>14:29:21</text:p>
          </table:table-cell>
          <table:table-cell office:value-type="float" office:value="16.8" table:style-name="ce1">
            <text:p>16.8</text:p>
          </table:table-cell>
          <table:table-cell office:value-type="float" office:value="4070.8" table:style-name="ce1">
            <text:p>4070.8</text:p>
          </table:table-cell>
          <table:table-cell office:value-type="float" office:value="275.8" table:style-name="ce1">
            <text:p>275.8</text:p>
          </table:table-cell>
          <table:table-cell table:number-columns-repeated="16380"/>
        </table:table-row>
        <table:table-row table:style-name="ro1">
          <table:table-cell office:value-type="time" office:time-value="PT982286H29M51.000S" table:style-name="ce9">
            <text:p>14:29:51</text:p>
          </table:table-cell>
          <table:table-cell office:value-type="float" office:value="0.8" table:style-name="ce1">
            <text:p>0.8</text:p>
          </table:table-cell>
          <table:table-cell office:value-type="float" office:value="3496.2" table:style-name="ce1">
            <text:p>3496.2</text:p>
          </table:table-cell>
          <table:table-cell office:value-type="float" office:value="276.8" table:style-name="ce1">
            <text:p>276.8</text:p>
          </table:table-cell>
          <table:table-cell table:number-columns-repeated="16380"/>
        </table:table-row>
        <table:table-row table:style-name="ro1">
          <table:table-cell office:value-type="time" office:time-value="PT982286H30M21.000S" table:style-name="ce9">
            <text:p>14:30:21</text:p>
          </table:table-cell>
          <table:table-cell office:value-type="float" office:value="7.2" table:style-name="ce1">
            <text:p>7.2</text:p>
          </table:table-cell>
          <table:table-cell office:value-type="float" office:value="131.4" table:style-name="ce1">
            <text:p>131.4</text:p>
          </table:table-cell>
          <table:table-cell office:value-type="float" office:value="5.4" table:style-name="ce1">
            <text:p>5.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631.58000000000004" table:formula="msoxl:=AVERAGE(B2:B6)" table:style-name="ce8">
            <text:p>631.6</text:p>
          </table:table-cell>
          <table:table-cell office:value-type="float" office:value="1797.28" table:formula="msoxl:=AVERAGE(C2:C6)" table:style-name="ce8">
            <text:p>1797.3</text:p>
          </table:table-cell>
          <table:table-cell office:value-type="float" office:value="155.23999999999998" table:formula="msoxl:=AVERAGE(D2:D6)" table:style-name="ce8">
            <text:p>155.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166.1448076253205" table:formula="msoxl:=IF(B8=0,0,MAX(SUMPRODUCT(B2:B6,B2:B6)/SUM(B2:B6)-B8,0))" table:style-name="ce8">
            <text:p>2166.1</text:p>
          </table:table-cell>
          <table:table-cell office:value-type="float" office:value="1593.5146496928694" table:formula="msoxl:=IF(C8=0,0,MAX(SUMPRODUCT(C2:C6,C2:C6)/SUM(C2:C6)-C8,0))" table:style-name="ce8">
            <text:p>1593.5</text:p>
          </table:table-cell>
          <table:table-cell office:value-type="float" office:value="80.167936098943642" table:formula="msoxl:=IF(D8=0,0,MAX(SUMPRODUCT(D2:D6,D2:D6)/SUM(D2:D6)-D8,0))" table:style-name="ce8">
            <text:p>80.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69.97519237467941" table:formula="msoxl:=ABS(MAX(B2:B6)-B8-B9)" table:style-name="ce8">
            <text:p>170.0</text:p>
          </table:table-cell>
          <table:table-cell office:value-type="float" office:value="680.00535030713104" table:formula="msoxl:=ABS(MAX(C2:C6)-C8-C9)" table:style-name="ce8">
            <text:p>680.0</text:p>
          </table:table-cell>
          <table:table-cell office:value-type="float" office:value="41.392063901056389" table:formula="msoxl:=ABS(MAX(D2:D6)-D8-D9)" table:style-name="ce8">
            <text:p>41.4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47222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6.90278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60_Threads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5</text:p>
          </table:table-cell>
          <table:table-cell office:value-type="string" table:style-name="ce1">
            <text:p>sda2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286H28M21.000S" table:style-name="ce9">
            <text:p>14:28:21</text:p>
          </table:table-cell>
          <table:table-cell office:value-type="float" office:value="57.8" table:style-name="ce1">
            <text:p>57.8</text:p>
          </table:table-cell>
          <table:table-cell office:value-type="float" office:value="53.6" table:style-name="ce1">
            <text:p>53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1.4" table:style-name="ce1">
            <text:p>111.4</text:p>
          </table:table-cell>
          <table:table-cell table:number-columns-repeated="16128"/>
        </table:table-row>
        <table:table-row table:style-name="ro1">
          <table:table-cell office:value-type="time" office:time-value="PT982286H28M51.000S" table:style-name="ce9">
            <text:p>14:28:51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.600000000000001" table:style-name="ce1">
            <text:p>17.6</text:p>
          </table:table-cell>
          <table:table-cell table:number-columns-repeated="16128"/>
        </table:table-row>
        <table:table-row table:style-name="ro1">
          <table:table-cell office:value-type="time" office:time-value="PT982286H29M21.000S" table:style-name="ce9">
            <text:p>14:29:21</text:p>
          </table:table-cell>
          <table:table-cell office:value-type="float" office:value="14.8" table:style-name="ce1">
            <text:p>14.8</text:p>
          </table:table-cell>
          <table:table-cell office:value-type="float" office:value="14.8" table:style-name="ce1">
            <text:p>14.8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5.6" table:style-name="ce1">
            <text:p>45.6</text:p>
          </table:table-cell>
          <table:table-cell table:number-columns-repeated="16128"/>
        </table:table-row>
        <table:table-row table:style-name="ro1">
          <table:table-cell office:value-type="time" office:time-value="PT982286H29M51.000S" table:style-name="ce9">
            <text:p>14:29:51</text:p>
          </table:table-cell>
          <table:table-cell office:value-type="float" office:value="12.6" table:style-name="ce1">
            <text:p>12.6</text:p>
          </table:table-cell>
          <table:table-cell office:value-type="float" office:value="12.6" table:style-name="ce1">
            <text:p>12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5.2" table:style-name="ce1">
            <text:p>25.2</text:p>
          </table:table-cell>
          <table:table-cell table:number-columns-repeated="16128"/>
        </table:table-row>
        <table:table-row table:style-name="ro1">
          <table:table-cell office:value-type="time" office:time-value="PT982286H30M21.000S" table:style-name="ce9">
            <text:p>14:30:21</text:p>
          </table:table-cell>
          <table:table-cell office:value-type="float" office:value="25.7" table:style-name="ce1">
            <text:p>25.7</text:p>
          </table:table-cell>
          <table:table-cell office:value-type="float" office:value="25.7" table:style-name="ce1">
            <text:p>25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1.4" table:style-name="ce1">
            <text:p>51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3.939999999999998" table:formula="msoxl:=AVERAGE(B2:B6)" table:style-name="ce8">
            <text:p>23.9</text:p>
          </table:table-cell>
          <table:table-cell office:value-type="float" office:value="23.1" table:formula="msoxl:=AVERAGE(C2:C6)" table:style-name="ce8">
            <text:p>23.1</text:p>
          </table:table-cell>
          <table:table-cell office:value-type="float" office:value="3.2" table:formula="msoxl:=AVERAGE(D2:D6)" table:style-name="ce8">
            <text:p>3.2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3.291161236424401" table:formula="msoxl:=IF(B8=0,0,MAX(SUMPRODUCT(B2:B6,B2:B6)/SUM(B2:B6)-B8,0))" table:style-name="ce8">
            <text:p>13.3</text:p>
          </table:table-cell>
          <table:table-cell office:value-type="float" office:value="11.434112554112552" table:formula="msoxl:=IF(C8=0,0,MAX(SUMPRODUCT(C2:C6,C2:C6)/SUM(C2:C6)-C8,0))" table:style-name="ce8">
            <text:p>11.4</text:p>
          </table:table-cell>
          <table:table-cell office:value-type="float" office:value="12.8" table:formula="msoxl:=IF(D8=0,0,MAX(SUMPRODUCT(D2:D6,D2:D6)/SUM(D2:D6)-D8,0))" table:style-name="ce8">
            <text:p>12.8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0.568838763575599" table:formula="msoxl:=ABS(MAX(B2:B6)-B8-B9)" table:style-name="ce8">
            <text:p>20.6</text:p>
          </table:table-cell>
          <table:table-cell office:value-type="float" office:value="19.065887445887448" table:formula="msoxl:=ABS(MAX(C2:C6)-C8-C9)" table:style-name="ce8">
            <text:p>19.1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37.231161236424398" table:formula="msoxl:=B8+ B9" table:style-name="ce8">
            <text:p>37.2</text:p>
          </table:table-cell>
          <table:table-cell office:value-type="float" office:value="34.534112554112554" table:formula="msoxl:=C8+ C9" table:style-name="ce8">
            <text:p>34.5</text:p>
          </table:table-cell>
          <table:table-cell office:value-type="float" office:value="16" table:formula="msoxl:=D8+ D9" table:style-name="ce8">
            <text:p>16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47222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6.90278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60_Threads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5</text:p>
          </table:table-cell>
          <table:table-cell office:value-type="string" table:style-name="ce1">
            <text:p>sda2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286H28M21.000S" table:style-name="ce9">
            <text:p>14:28:21</text:p>
          </table:table-cell>
          <table:table-cell office:value-type="float" office:value="19.2" table:style-name="ce1">
            <text:p>19.2</text:p>
          </table:table-cell>
          <table:table-cell office:value-type="float" office:value="24.6" table:style-name="ce1">
            <text:p>24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3.8" table:style-name="ce1">
            <text:p>43.8</text:p>
          </table:table-cell>
          <table:table-cell table:number-columns-repeated="16128"/>
        </table:table-row>
        <table:table-row table:style-name="ro1">
          <table:table-cell office:value-type="time" office:time-value="PT982286H28M51.000S" table:style-name="ce9">
            <text:p>14:28:51</text:p>
          </table:table-cell>
          <table:table-cell office:value-type="float" office:value="30.7" table:style-name="ce1">
            <text:p>30.7</text:p>
          </table:table-cell>
          <table:table-cell office:value-type="float" office:value="30.7" table:style-name="ce1">
            <text:p>3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1.4" table:style-name="ce1">
            <text:p>61.4</text:p>
          </table:table-cell>
          <table:table-cell table:number-columns-repeated="16128"/>
        </table:table-row>
        <table:table-row table:style-name="ro1">
          <table:table-cell office:value-type="time" office:time-value="PT982286H29M21.000S" table:style-name="ce9">
            <text:p>14:29:21</text:p>
          </table:table-cell>
          <table:table-cell office:value-type="float" office:value="55.7" table:style-name="ce1">
            <text:p>55.7</text:p>
          </table:table-cell>
          <table:table-cell office:value-type="float" office:value="55.7" table:style-name="ce1">
            <text:p>55.7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1.7" table:style-name="ce1">
            <text:p>111.7</text:p>
          </table:table-cell>
          <table:table-cell table:number-columns-repeated="16128"/>
        </table:table-row>
        <table:table-row table:style-name="ro1">
          <table:table-cell office:value-type="time" office:time-value="PT982286H29M51.000S" table:style-name="ce9">
            <text:p>14:29:51</text:p>
          </table:table-cell>
          <table:table-cell office:value-type="float" office:value="51.2" table:style-name="ce1">
            <text:p>51.2</text:p>
          </table:table-cell>
          <table:table-cell office:value-type="float" office:value="51.2" table:style-name="ce1">
            <text:p>5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2.4" table:style-name="ce1">
            <text:p>102.4</text:p>
          </table:table-cell>
          <table:table-cell table:number-columns-repeated="16128"/>
        </table:table-row>
        <table:table-row table:style-name="ro1">
          <table:table-cell office:value-type="time" office:time-value="PT982286H30M21.000S" table:style-name="ce9">
            <text:p>14:30:21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1.420000000000005" table:formula="msoxl:=AVERAGE(B2:B6)" table:style-name="ce8">
            <text:p>31.4</text:p>
          </table:table-cell>
          <table:table-cell office:value-type="float" office:value="32.5" table:formula="msoxl:=AVERAGE(C2:C6)" table:style-name="ce8">
            <text:p>32.5</text:p>
          </table:table-cell>
          <table:table-cell office:value-type="float" office:value="0.06" table:formula="msoxl:=AVERAGE(D2:D6)" table:style-name="ce8">
            <text:p>0.1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3.361349458943348" table:formula="msoxl:=IF(B8=0,0,MAX(SUMPRODUCT(B2:B6,B2:B6)/SUM(B2:B6)-B8,0))" table:style-name="ce8">
            <text:p>13.4</text:p>
          </table:table-cell>
          <table:table-cell office:value-type="float" office:value="12.248738461538466" table:formula="msoxl:=IF(C8=0,0,MAX(SUMPRODUCT(C2:C6,C2:C6)/SUM(C2:C6)-C8,0))" table:style-name="ce8">
            <text:p>12.2</text:p>
          </table:table-cell>
          <table:table-cell office:value-type="float" office:value="0.24" table:formula="msoxl:=IF(D8=0,0,MAX(SUMPRODUCT(D2:D6,D2:D6)/SUM(D2:D6)-D8,0))" table:style-name="ce8">
            <text:p>0.2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0.91865054105665" table:formula="msoxl:=ABS(MAX(B2:B6)-B8-B9)" table:style-name="ce8">
            <text:p>10.9</text:p>
          </table:table-cell>
          <table:table-cell office:value-type="float" office:value="10.951261538461537" table:formula="msoxl:=ABS(MAX(C2:C6)-C8-C9)" table:style-name="ce8">
            <text:p>11.0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44.781349458943353" table:formula="msoxl:=B8+ B9" table:style-name="ce8">
            <text:p>44.8</text:p>
          </table:table-cell>
          <table:table-cell office:value-type="float" office:value="44.748738461538466" table:formula="msoxl:=C8+ C9" table:style-name="ce8">
            <text:p>44.7</text:p>
          </table:table-cell>
          <table:table-cell office:value-type="float" office:value="0.3" table:formula="msoxl:=D8+ D9" table:style-name="ce8">
            <text:p>0.3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47222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6.90278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5</text:p>
          </table:table-cell>
          <table:table-cell office:value-type="string" table:style-name="ce1">
            <text:p>sda2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286H28M21.000S" table:style-name="ce9">
            <text:p>14:28:21</text:p>
          </table:table-cell>
          <table:table-cell office:value-type="float" office:value="1503" table:style-name="ce1">
            <text:p>1503</text:p>
          </table:table-cell>
          <table:table-cell office:value-type="float" office:value="1464.7" table:style-name="ce1">
            <text:p>1464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967.7" table:style-name="ce1">
            <text:p>2967.7</text:p>
          </table:table-cell>
          <table:table-cell table:number-columns-repeated="16128"/>
        </table:table-row>
        <table:table-row table:style-name="ro1">
          <table:table-cell office:value-type="time" office:time-value="PT982286H28M51.000S" table:style-name="ce9">
            <text:p>14:28:51</text:p>
          </table:table-cell>
          <table:table-cell office:value-type="float" office:value="82.7" table:style-name="ce1">
            <text:p>82.7</text:p>
          </table:table-cell>
          <table:table-cell office:value-type="float" office:value="82.7" table:style-name="ce1">
            <text:p>8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5.4" table:style-name="ce1">
            <text:p>165.4</text:p>
          </table:table-cell>
          <table:table-cell table:number-columns-repeated="16128"/>
        </table:table-row>
        <table:table-row table:style-name="ro1">
          <table:table-cell office:value-type="time" office:time-value="PT982286H29M21.000S" table:style-name="ce9">
            <text:p>14:29:21</text:p>
          </table:table-cell>
          <table:table-cell office:value-type="float" office:value="8.4" table:style-name="ce1">
            <text:p>8.4</text:p>
          </table:table-cell>
          <table:table-cell office:value-type="float" office:value="5.2" table:style-name="ce1">
            <text:p>5.2</text:p>
          </table:table-cell>
          <table:table-cell office:value-type="float" office:value="3.2" table:style-name="ce1">
            <text:p>3.2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.8" table:style-name="ce1">
            <text:p>16.8</text:p>
          </table:table-cell>
          <table:table-cell table:number-columns-repeated="16128"/>
        </table:table-row>
        <table:table-row table:style-name="ro1">
          <table:table-cell office:value-type="time" office:time-value="PT982286H29M51.000S" table:style-name="ce9">
            <text:p>14:29:51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8" table:style-name="ce1">
            <text:p>0.8</text:p>
          </table:table-cell>
          <table:table-cell table:number-columns-repeated="16128"/>
        </table:table-row>
        <table:table-row table:style-name="ro1">
          <table:table-cell office:value-type="time" office:time-value="PT982286H30M21.000S" table:style-name="ce9">
            <text:p>14:30:21</text:p>
          </table:table-cell>
          <table:table-cell office:value-type="float" office:value="3.6" table:style-name="ce1">
            <text:p>3.6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2" table:style-name="ce1">
            <text:p>7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19.62" table:formula="msoxl:=AVERAGE(B2:B6)" table:style-name="ce8">
            <text:p>319.6</text:p>
          </table:table-cell>
          <table:table-cell office:value-type="float" office:value="311.32000000000005" table:formula="msoxl:=AVERAGE(C2:C6)" table:style-name="ce8">
            <text:p>311.3</text:p>
          </table:table-cell>
          <table:table-cell office:value-type="float" office:value="0.64" table:formula="msoxl:=AVERAGE(D2:D6)" table:style-name="ce8">
            <text:p>0.6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098.2712270821603" table:formula="msoxl:=IF(B8=0,0,MAX(SUMPRODUCT(B2:B6,B2:B6)/SUM(B2:B6)-B8,0))" table:style-name="ce8">
            <text:p>1098.3</text:p>
          </table:table-cell>
          <table:table-cell office:value-type="float" office:value="1071.3252139277915" table:formula="msoxl:=IF(C8=0,0,MAX(SUMPRODUCT(C2:C6,C2:C6)/SUM(C2:C6)-C8,0))" table:style-name="ce8">
            <text:p>1071.3</text:p>
          </table:table-cell>
          <table:table-cell office:value-type="float" office:value="2.5600000000000005" table:formula="msoxl:=IF(D8=0,0,MAX(SUMPRODUCT(D2:D6,D2:D6)/SUM(D2:D6)-D8,0))" table:style-name="ce8">
            <text:p>2.6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85.108772917839815" table:formula="msoxl:=ABS(MAX(B2:B6)-B8-B9)" table:style-name="ce8">
            <text:p>85.1</text:p>
          </table:table-cell>
          <table:table-cell office:value-type="float" office:value="82.054786072208572" table:formula="msoxl:=ABS(MAX(C2:C6)-C8-C9)" table:style-name="ce8">
            <text:p>82.1</text:p>
          </table:table-cell>
          <table:table-cell office:value-type="float" office:value="4.4408920985006262E-16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417.8912270821602" table:formula="msoxl:=B8+ B9" table:style-name="ce8">
            <text:p>1417.9</text:p>
          </table:table-cell>
          <table:table-cell office:value-type="float" office:value="1382.6452139277917" table:formula="msoxl:=C8+ C9" table:style-name="ce8">
            <text:p>1382.6</text:p>
          </table:table-cell>
          <table:table-cell office:value-type="float" office:value="3.2000000000000006" table:formula="msoxl:=D8+ D9" table:style-name="ce8">
            <text:p>3.2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47222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6.90278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286H28M21.000S" table:style-name="ce9">
            <text:p>14:28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286H28M51.000S" table:style-name="ce9">
            <text:p>14:28:51</text:p>
          </table:table-cell>
          <table:table-cell office:value-type="float" office:value="644" table:style-name="ce1">
            <text:p>644</text:p>
          </table:table-cell>
          <table:table-cell office:value-type="float" office:value="644" table:style-name="ce1">
            <text:p>6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88" table:style-name="ce1">
            <text:p>1288</text:p>
          </table:table-cell>
          <table:table-cell table:number-columns-repeated="16128"/>
        </table:table-row>
        <table:table-row table:style-name="ro1">
          <table:table-cell office:value-type="time" office:time-value="PT982286H29M21.000S" table:style-name="ce9">
            <text:p>14:29:21</text:p>
          </table:table-cell>
          <table:table-cell office:value-type="float" office:value="2035.4" table:style-name="ce1">
            <text:p>2035.4</text:p>
          </table:table-cell>
          <table:table-cell office:value-type="float" office:value="2035.4" table:style-name="ce1">
            <text:p>2035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070.8" table:style-name="ce1">
            <text:p>4070.8</text:p>
          </table:table-cell>
          <table:table-cell table:number-columns-repeated="16128"/>
        </table:table-row>
        <table:table-row table:style-name="ro1">
          <table:table-cell office:value-type="time" office:time-value="PT982286H29M51.000S" table:style-name="ce9">
            <text:p>14:29:51</text:p>
          </table:table-cell>
          <table:table-cell office:value-type="float" office:value="1748.1" table:style-name="ce1">
            <text:p>1748.1</text:p>
          </table:table-cell>
          <table:table-cell office:value-type="float" office:value="1748.1" table:style-name="ce1">
            <text:p>174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496.2" table:style-name="ce1">
            <text:p>3496.2</text:p>
          </table:table-cell>
          <table:table-cell table:number-columns-repeated="16128"/>
        </table:table-row>
        <table:table-row table:style-name="ro1">
          <table:table-cell office:value-type="time" office:time-value="PT982286H30M21.000S" table:style-name="ce9">
            <text:p>14:30:21</text:p>
          </table:table-cell>
          <table:table-cell office:value-type="float" office:value="65.7" table:style-name="ce1">
            <text:p>65.7</text:p>
          </table:table-cell>
          <table:table-cell office:value-type="float" office:value="65.7" table:style-name="ce1">
            <text:p>65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1.4" table:style-name="ce1">
            <text:p>131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898.64" table:formula="msoxl:=AVERAGE(B2:B6)" table:style-name="ce8">
            <text:p>898.6</text:p>
          </table:table-cell>
          <table:table-cell office:value-type="float" office:value="898.64" table:formula="msoxl:=AVERAGE(C2:C6)" table:style-name="ce8">
            <text:p>898.6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796.7573248464347" table:formula="msoxl:=IF(B8=0,0,MAX(SUMPRODUCT(B2:B6,B2:B6)/SUM(B2:B6)-B8,0))" table:style-name="ce8">
            <text:p>796.8</text:p>
          </table:table-cell>
          <table:table-cell office:value-type="float" office:value="796.7573248464347" table:formula="msoxl:=IF(C8=0,0,MAX(SUMPRODUCT(C2:C6,C2:C6)/SUM(C2:C6)-C8,0))" table:style-name="ce8">
            <text:p>796.8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40.00267515356552" table:formula="msoxl:=ABS(MAX(B2:B6)-B8-B9)" table:style-name="ce8">
            <text:p>340.0</text:p>
          </table:table-cell>
          <table:table-cell office:value-type="float" office:value="340.00267515356552" table:formula="msoxl:=ABS(MAX(C2:C6)-C8-C9)" table:style-name="ce8">
            <text:p>340.0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695.3973248464347" table:formula="msoxl:=B8+ B9" table:style-name="ce8">
            <text:p>1695.4</text:p>
          </table:table-cell>
          <table:table-cell office:value-type="float" office:value="1695.3973248464347" table:formula="msoxl:=C8+ C9" table:style-name="ce8">
            <text:p>1695.4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47222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6.90278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60_Threads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5</text:p>
          </table:table-cell>
          <table:table-cell office:value-type="string" table:style-name="ce1">
            <text:p>sda2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286H28M21.000S" table:style-name="ce9">
            <text:p>14:28:21</text:p>
          </table:table-cell>
          <table:table-cell office:value-type="float" office:value="25.3" table:style-name="ce1">
            <text:p>25.3</text:p>
          </table:table-cell>
          <table:table-cell office:value-type="float" office:value="28.1" table:style-name="ce1">
            <text:p>2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3.400000000000006" table:style-name="ce1">
            <text:p>53.4</text:p>
          </table:table-cell>
          <table:table-cell table:number-columns-repeated="16128"/>
        </table:table-row>
        <table:table-row table:style-name="ro1">
          <table:table-cell office:value-type="time" office:time-value="PT982286H28M51.000S" table:style-name="ce9">
            <text:p>14:28:51</text:p>
          </table:table-cell>
          <table:table-cell office:value-type="float" office:value="82.4" table:style-name="ce1">
            <text:p>82.4</text:p>
          </table:table-cell>
          <table:table-cell office:value-type="float" office:value="82.4" table:style-name="ce1">
            <text:p>8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4.8" table:style-name="ce1">
            <text:p>164.8</text:p>
          </table:table-cell>
          <table:table-cell table:number-columns-repeated="16128"/>
        </table:table-row>
        <table:table-row table:style-name="ro1">
          <table:table-cell office:value-type="time" office:time-value="PT982286H29M21.000S" table:style-name="ce9">
            <text:p>14:29:21</text:p>
          </table:table-cell>
          <table:table-cell office:value-type="float" office:value="137.69999999999999" table:style-name="ce1">
            <text:p>137.7</text:p>
          </table:table-cell>
          <table:table-cell office:value-type="float" office:value="137.9" table:style-name="ce1">
            <text:p>137.9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75.8" table:style-name="ce1">
            <text:p>275.8</text:p>
          </table:table-cell>
          <table:table-cell table:number-columns-repeated="16128"/>
        </table:table-row>
        <table:table-row table:style-name="ro1">
          <table:table-cell office:value-type="time" office:time-value="PT982286H29M51.000S" table:style-name="ce9">
            <text:p>14:29:51</text:p>
          </table:table-cell>
          <table:table-cell office:value-type="float" office:value="138.4" table:style-name="ce1">
            <text:p>138.4</text:p>
          </table:table-cell>
          <table:table-cell office:value-type="float" office:value="138.4" table:style-name="ce1">
            <text:p>138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76.8" table:style-name="ce1">
            <text:p>276.8</text:p>
          </table:table-cell>
          <table:table-cell table:number-columns-repeated="16128"/>
        </table:table-row>
        <table:table-row table:style-name="ro1">
          <table:table-cell office:value-type="time" office:time-value="PT982286H30M21.000S" table:style-name="ce9">
            <text:p>14:30:21</text:p>
          </table:table-cell>
          <table:table-cell office:value-type="float" office:value="2.7" table:style-name="ce1">
            <text:p>2.7</text:p>
          </table:table-cell>
          <table:table-cell office:value-type="float" office:value="2.7" table:style-name="ce1">
            <text:p>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4" table:style-name="ce1">
            <text:p>5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77.299999999999983" table:formula="msoxl:=AVERAGE(B2:B6)" table:style-name="ce8">
            <text:p>77.3</text:p>
          </table:table-cell>
          <table:table-cell office:value-type="float" office:value="77.900000000000006" table:formula="msoxl:=AVERAGE(C2:C6)" table:style-name="ce8">
            <text:p>77.9</text:p>
          </table:table-cell>
          <table:table-cell office:value-type="float" office:value="0.04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0.560258732212191" table:formula="msoxl:=IF(B8=0,0,MAX(SUMPRODUCT(B2:B6,B2:B6)/SUM(B2:B6)-B8,0))" table:style-name="ce8">
            <text:p>40.6</text:p>
          </table:table-cell>
          <table:table-cell office:value-type="float" office:value="39.577869062901144" table:formula="msoxl:=IF(C8=0,0,MAX(SUMPRODUCT(C2:C6,C2:C6)/SUM(C2:C6)-C8,0))" table:style-name="ce8">
            <text:p>39.6</text:p>
          </table:table-cell>
          <table:table-cell office:value-type="float" office:value="0.16000000000000003" table:formula="msoxl:=IF(D8=0,0,MAX(SUMPRODUCT(D2:D6,D2:D6)/SUM(D2:D6)-D8,0))" table:style-name="ce8">
            <text:p>0.2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0.539741267787832" table:formula="msoxl:=ABS(MAX(B2:B6)-B8-B9)" table:style-name="ce8">
            <text:p>20.5</text:p>
          </table:table-cell>
          <table:table-cell office:value-type="float" office:value="20.922130937098856" table:formula="msoxl:=ABS(MAX(C2:C6)-C8-C9)" table:style-name="ce8">
            <text:p>20.9</text:p>
          </table:table-cell>
          <table:table-cell office:value-type="float" office:value="2.7755575615628914E-17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17.86025873221217" table:formula="msoxl:=B8+ B9" table:style-name="ce8">
            <text:p>117.9</text:p>
          </table:table-cell>
          <table:table-cell office:value-type="float" office:value="117.47786906290115" table:formula="msoxl:=C8+ C9" table:style-name="ce8">
            <text:p>117.5</text:p>
          </table:table-cell>
          <table:table-cell office:value-type="float" office:value="0.20000000000000004" table:formula="msoxl:=D8+ D9" table:style-name="ce8">
            <text:p>0.2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47222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2286H28M21.000S" table:style-name="ce9">
            <text:p>14:28:21</text:p>
          </table:table-cell>
          <table:table-cell office:value-type="float" office:value="33.1" table:style-name="ce1">
            <text:p>3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286H28M51.000S" table:style-name="ce9">
            <text:p>14:28:51</text:p>
          </table:table-cell>
          <table:table-cell office:value-type="float" office:value="33.4" table:style-name="ce1">
            <text:p>3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286H29M21.000S" table:style-name="ce9">
            <text:p>14:29:21</text:p>
          </table:table-cell>
          <table:table-cell office:value-type="float" office:value="33.6" table:style-name="ce1">
            <text:p>33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286H29M51.000S" table:style-name="ce9">
            <text:p>14:29:51</text:p>
          </table:table-cell>
          <table:table-cell office:value-type="float" office:value="33.1" table:style-name="ce1">
            <text:p>3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286H30M21.000S" table:style-name="ce9">
            <text:p>14:30:21</text:p>
          </table:table-cell>
          <table:table-cell office:value-type="float" office:value="33.1" table:style-name="ce1">
            <text:p>3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3.26" table:formula="msoxl:=AVERAGE(B2:B6)" table:style-name="ce8">
            <text:p>33.3</text:p>
          </table:table-cell>
          <table:table-cell office:value-type="float" office:value="0" table:formula="msoxl:=AVERAGE(C2:C6)" table:style-name="ce8">
            <text:p>0.0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office:value-type="float" office:value="0" table:formula="msoxl:=AVERAGE(F2:F6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2748045700590183E-3" table:formula="msoxl:=IF(B8=0,0,MAX(SUMPRODUCT(B2:B6,B2:B6)/SUM(B2:B6)-B8,0))" table:style-name="ce8">
            <text:p>0.0</text:p>
          </table:table-cell>
          <table:table-cell office:value-type="float" office:value="0" table:formula="msoxl:=IF(C8=0,0,MAX(SUMPRODUCT(C2:C6,C2:C6)/SUM(C2:C6)-C8,0))" table:style-name="ce8">
            <text:p>0.0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office:value-type="float" office:value="0" table:formula="msoxl:=IF(F8=0,0,MAX(SUMPRODUCT(F2:F6,F2:F6)/SUM(F2:F6)-F8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33872519542994439" table:formula="msoxl:=ABS(MAX(B2:B6)-B8-B9)" table:style-name="ce8">
            <text:p>0.3</text:p>
          </table:table-cell>
          <table:table-cell office:value-type="float" office:value="0" table:formula="msoxl:=ABS(MAX(C2:C6)-C8-C9)" table:style-name="ce8">
            <text:p>0.0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office:value-type="float" office:value="0" table:formula="msoxl:=ABS(MAX(F2:F6)-F8-F9)" table:style-name="ce8">
            <text:p>0.0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47222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6.90278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6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2286H28M21.000S" table:style-name="ce9">
            <text:p>14:28:21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285.2" table:style-name="ce1">
            <text:p>285.2</text:p>
          </table:table-cell>
          <table:table-cell office:value-type="float" office:value="1.6" table:style-name="ce1">
            <text:p>1.6</text:p>
          </table:table-cell>
          <table:table-cell office:value-type="float" office:value="283.60000000000002" table:style-name="ce1">
            <text:p>283.6</text:p>
          </table:table-cell>
          <table:table-cell office:value-type="float" office:value="390.9" table:style-name="ce1">
            <text:p>390.9</text:p>
          </table:table-cell>
          <table:table-cell office:value-type="float" office:value="0" table:style-name="ce1">
            <text:p>0</text:p>
          </table:table-cell>
          <table:table-cell office:value-type="float" office:value="592.79999999999995" table:style-name="ce1">
            <text:p>592.8</text:p>
          </table:table-cell>
          <table:table-cell office:value-type="float" office:value="1510.3" table:style-name="ce1">
            <text:p>1510.3</text:p>
          </table:table-cell>
          <table:table-cell office:value-type="float" office:value="-1" table:style-name="ce1">
            <text:p>-1</text:p>
          </table:table-cell>
          <table:table-cell office:value-type="float" office:value="38.4" table:style-name="ce1">
            <text:p>38.4</text:p>
          </table:table-cell>
          <table:table-cell office:value-type="float" office:value="0.7" table:style-name="ce1">
            <text:p>0.7</text:p>
          </table:table-cell>
          <table:table-cell office:value-type="float" office:value="172.7" table:style-name="ce1">
            <text:p>172.7</text:p>
          </table:table-cell>
          <table:table-cell table:number-columns-repeated="16368"/>
        </table:table-row>
        <table:table-row table:style-name="ro1">
          <table:table-cell office:value-type="time" office:time-value="PT982286H28M51.000S" table:style-name="ce9">
            <text:p>14:28:51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236.2" table:style-name="ce1">
            <text:p>236.2</text:p>
          </table:table-cell>
          <table:table-cell office:value-type="float" office:value="1.6" table:style-name="ce1">
            <text:p>1.6</text:p>
          </table:table-cell>
          <table:table-cell office:value-type="float" office:value="234.6" table:style-name="ce1">
            <text:p>234.6</text:p>
          </table:table-cell>
          <table:table-cell office:value-type="float" office:value="390.9" table:style-name="ce1">
            <text:p>390.9</text:p>
          </table:table-cell>
          <table:table-cell office:value-type="float" office:value="0" table:style-name="ce1">
            <text:p>0</text:p>
          </table:table-cell>
          <table:table-cell office:value-type="float" office:value="619.9" table:style-name="ce1">
            <text:p>619.9</text:p>
          </table:table-cell>
          <table:table-cell office:value-type="float" office:value="1536" table:style-name="ce1">
            <text:p>1536</text:p>
          </table:table-cell>
          <table:table-cell office:value-type="float" office:value="-1" table:style-name="ce1">
            <text:p>-1</text:p>
          </table:table-cell>
          <table:table-cell office:value-type="float" office:value="43.5" table:style-name="ce1">
            <text:p>43.5</text:p>
          </table:table-cell>
          <table:table-cell office:value-type="float" office:value="0.7" table:style-name="ce1">
            <text:p>0.7</text:p>
          </table:table-cell>
          <table:table-cell office:value-type="float" office:value="194.6" table:style-name="ce1">
            <text:p>194.6</text:p>
          </table:table-cell>
          <table:table-cell table:number-columns-repeated="16368"/>
        </table:table-row>
        <table:table-row table:style-name="ro1">
          <table:table-cell office:value-type="time" office:time-value="PT982286H29M21.000S" table:style-name="ce9">
            <text:p>14:29:21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188.9" table:style-name="ce1">
            <text:p>188.9</text:p>
          </table:table-cell>
          <table:table-cell office:value-type="float" office:value="1.7" table:style-name="ce1">
            <text:p>1.7</text:p>
          </table:table-cell>
          <table:table-cell office:value-type="float" office:value="187.2" table:style-name="ce1">
            <text:p>187.2</text:p>
          </table:table-cell>
          <table:table-cell office:value-type="float" office:value="390.9" table:style-name="ce1">
            <text:p>390.9</text:p>
          </table:table-cell>
          <table:table-cell office:value-type="float" office:value="0" table:style-name="ce1">
            <text:p>0</text:p>
          </table:table-cell>
          <table:table-cell office:value-type="float" office:value="637.4" table:style-name="ce1">
            <text:p>637.4</text:p>
          </table:table-cell>
          <table:table-cell office:value-type="float" office:value="1571.5" table:style-name="ce1">
            <text:p>1571.5</text:p>
          </table:table-cell>
          <table:table-cell office:value-type="float" office:value="-1" table:style-name="ce1">
            <text:p>-1</text:p>
          </table:table-cell>
          <table:table-cell office:value-type="float" office:value="52.6" table:style-name="ce1">
            <text:p>52.6</text:p>
          </table:table-cell>
          <table:table-cell office:value-type="float" office:value="0.8" table:style-name="ce1">
            <text:p>0.8</text:p>
          </table:table-cell>
          <table:table-cell office:value-type="float" office:value="204.8" table:style-name="ce1">
            <text:p>204.8</text:p>
          </table:table-cell>
          <table:table-cell table:number-columns-repeated="16368"/>
        </table:table-row>
        <table:table-row table:style-name="ro1">
          <table:table-cell office:value-type="time" office:time-value="PT982286H29M51.000S" table:style-name="ce9">
            <text:p>14:29:51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218" table:style-name="ce1">
            <text:p>218</text:p>
          </table:table-cell>
          <table:table-cell office:value-type="float" office:value="7.6" table:style-name="ce1">
            <text:p>7.6</text:p>
          </table:table-cell>
          <table:table-cell office:value-type="float" office:value="210.4" table:style-name="ce1">
            <text:p>210.4</text:p>
          </table:table-cell>
          <table:table-cell office:value-type="float" office:value="390.9" table:style-name="ce1">
            <text:p>390.9</text:p>
          </table:table-cell>
          <table:table-cell office:value-type="float" office:value="0" table:style-name="ce1">
            <text:p>0</text:p>
          </table:table-cell>
          <table:table-cell office:value-type="float" office:value="599.70000000000005" table:style-name="ce1">
            <text:p>599.7</text:p>
          </table:table-cell>
          <table:table-cell office:value-type="float" office:value="1547.7" table:style-name="ce1">
            <text:p>1547.7</text:p>
          </table:table-cell>
          <table:table-cell office:value-type="float" office:value="-1" table:style-name="ce1">
            <text:p>-1</text:p>
          </table:table-cell>
          <table:table-cell office:value-type="float" office:value="60.6" table:style-name="ce1">
            <text:p>60.6</text:p>
          </table:table-cell>
          <table:table-cell office:value-type="float" office:value="0.8" table:style-name="ce1">
            <text:p>0.8</text:p>
          </table:table-cell>
          <table:table-cell office:value-type="float" office:value="199.2" table:style-name="ce1">
            <text:p>199.2</text:p>
          </table:table-cell>
          <table:table-cell table:number-columns-repeated="16368"/>
        </table:table-row>
        <table:table-row table:style-name="ro1">
          <table:table-cell office:value-type="time" office:time-value="PT982286H30M21.000S" table:style-name="ce9">
            <text:p>14:30:21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217.9" table:style-name="ce1">
            <text:p>217.9</text:p>
          </table:table-cell>
          <table:table-cell office:value-type="float" office:value="7.3" table:style-name="ce1">
            <text:p>7.3</text:p>
          </table:table-cell>
          <table:table-cell office:value-type="float" office:value="210.6" table:style-name="ce1">
            <text:p>210.6</text:p>
          </table:table-cell>
          <table:table-cell office:value-type="float" office:value="390.9" table:style-name="ce1">
            <text:p>390.9</text:p>
          </table:table-cell>
          <table:table-cell office:value-type="float" office:value="0" table:style-name="ce1">
            <text:p>0</text:p>
          </table:table-cell>
          <table:table-cell office:value-type="float" office:value="599.70000000000005" table:style-name="ce1">
            <text:p>599.7</text:p>
          </table:table-cell>
          <table:table-cell office:value-type="float" office:value="1547.5" table:style-name="ce1">
            <text:p>1547.5</text:p>
          </table:table-cell>
          <table:table-cell office:value-type="float" office:value="-1" table:style-name="ce1">
            <text:p>-1</text:p>
          </table:table-cell>
          <table:table-cell office:value-type="float" office:value="60.6" table:style-name="ce1">
            <text:p>60.6</text:p>
          </table:table-cell>
          <table:table-cell office:value-type="float" office:value="0.8" table:style-name="ce1">
            <text:p>0.8</text:p>
          </table:table-cell>
          <table:table-cell office:value-type="float" office:value="199.1" table:style-name="ce1">
            <text:p>199.1</text:p>
          </table:table-cell>
          <table:table-cell table:number-columns-repeated="16368"/>
        </table:table-row>
        <table:table-row table:number-rows-repeated="1048570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47222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6.90278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33333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6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2286H28M21.000S" table:style-name="ce9">
            <text:p>14:28:21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1.3" table:style-name="ce1">
            <text:p>1.3</text:p>
          </table:table-cell>
          <table:table-cell office:value-type="float" office:value="1.2" table:style-name="ce1">
            <text:p>1.2</text:p>
          </table:table-cell>
          <table:table-cell office:value-type="float" office:value="-0.1" table:style-name="ce1">
            <text:p>-0.1</text:p>
          </table:table-cell>
          <table:table-cell table:number-columns-repeated="16375"/>
        </table:table-row>
        <table:table-row table:style-name="ro1">
          <table:table-cell office:value-type="time" office:time-value="PT982286H28M51.000S" table:style-name="ce9">
            <text:p>14:28:51</text:p>
          </table:table-cell>
          <table:table-cell office:value-type="float" office:value="0" table:style-name="ce1">
            <text:p>0</text:p>
          </table:table-cell>
          <table:table-cell office:value-type="float" office:value="21.6" table:style-name="ce1">
            <text:p>21.6</text:p>
          </table:table-cell>
          <table:table-cell office:value-type="float" office:value="0" table:style-name="ce1">
            <text:p>0</text:p>
          </table:table-cell>
          <table:table-cell office:value-type="float" office:value="560.6" table:style-name="ce1">
            <text:p>560.6</text:p>
          </table:table-cell>
          <table:table-cell office:value-type="float" office:value="0" table:style-name="ce1">
            <text:p>0</text:p>
          </table:table-cell>
          <table:table-cell office:value-type="float" office:value="582.20000000000005" table:style-name="ce1">
            <text:p>582.2</text:p>
          </table:table-cell>
          <table:table-cell office:value-type="float" office:value="21.6" table:style-name="ce1">
            <text:p>21.6</text:p>
          </table:table-cell>
          <table:table-cell office:value-type="float" office:value="-560.6" table:style-name="ce1">
            <text:p>-560.6</text:p>
          </table:table-cell>
          <table:table-cell table:number-columns-repeated="16375"/>
        </table:table-row>
        <table:table-row table:style-name="ro1">
          <table:table-cell office:value-type="time" office:time-value="PT982286H29M21.000S" table:style-name="ce9">
            <text:p>14:29:21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557.79999999999995" table:style-name="ce1">
            <text:p>557.8</text:p>
          </table:table-cell>
          <table:table-cell office:value-type="float" office:value="0" table:style-name="ce1">
            <text:p>0</text:p>
          </table:table-cell>
          <table:table-cell office:value-type="float" office:value="583.79999999999995" table:style-name="ce1">
            <text:p>583.8</text:p>
          </table:table-cell>
          <table:table-cell office:value-type="float" office:value="26" table:style-name="ce1">
            <text:p>26</text:p>
          </table:table-cell>
          <table:table-cell office:value-type="float" office:value="-557.79999999999995" table:style-name="ce1">
            <text:p>-557.8</text:p>
          </table:table-cell>
          <table:table-cell table:number-columns-repeated="16375"/>
        </table:table-row>
        <table:table-row table:style-name="ro1">
          <table:table-cell office:value-type="time" office:time-value="PT982286H29M51.000S" table:style-name="ce9">
            <text:p>14:29:51</text:p>
          </table:table-cell>
          <table:table-cell office:value-type="float" office:value="0" table:style-name="ce1">
            <text:p>0</text:p>
          </table:table-cell>
          <table:table-cell office:value-type="float" office:value="26.5" table:style-name="ce1">
            <text:p>26.5</text:p>
          </table:table-cell>
          <table:table-cell office:value-type="float" office:value="0" table:style-name="ce1">
            <text:p>0</text:p>
          </table:table-cell>
          <table:table-cell office:value-type="float" office:value="389.4" table:style-name="ce1">
            <text:p>389.4</text:p>
          </table:table-cell>
          <table:table-cell office:value-type="float" office:value="0" table:style-name="ce1">
            <text:p>0</text:p>
          </table:table-cell>
          <table:table-cell office:value-type="float" office:value="415.9" table:style-name="ce1">
            <text:p>415.9</text:p>
          </table:table-cell>
          <table:table-cell office:value-type="float" office:value="26.5" table:style-name="ce1">
            <text:p>26.5</text:p>
          </table:table-cell>
          <table:table-cell office:value-type="float" office:value="-389.4" table:style-name="ce1">
            <text:p>-389.4</text:p>
          </table:table-cell>
          <table:table-cell table:number-columns-repeated="16375"/>
        </table:table-row>
        <table:table-row table:style-name="ro1">
          <table:table-cell office:value-type="time" office:time-value="PT982286H30M21.000S" table:style-name="ce9">
            <text:p>14:30:21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1.3" table:style-name="ce1">
            <text:p>1.3</text:p>
          </table:table-cell>
          <table:table-cell office:value-type="float" office:value="1.2" table:style-name="ce1">
            <text:p>1.2</text:p>
          </table:table-cell>
          <table:table-cell office:value-type="float" office:value="-0.1" table:style-name="ce1">
            <text:p>-0.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6)" table:style-name="ce8">
            <text:p>0.0</text:p>
          </table:table-cell>
          <table:table-cell office:value-type="float" office:value="15.3" table:formula="msoxl:=AVERAGE(C2:C6)" table:style-name="ce8">
            <text:p>15.3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301.60000000000002" table:formula="msoxl:=AVERAGE(E2:E6)" table:style-name="ce8">
            <text:p>301.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8=0,0,MAX(SUMPRODUCT(B2:B6,B2:B6)/SUM(B2:B6)-B8,0))" table:style-name="ce8">
            <text:p>0.0</text:p>
          </table:table-cell>
          <table:table-cell office:value-type="float" office:value="8.8528104575163411" table:formula="msoxl:=IF(C8=0,0,MAX(SUMPRODUCT(C2:C6,C2:C6)/SUM(C2:C6)-C8,0))" table:style-name="ce8">
            <text:p>8.9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213.68221485411141" table:formula="msoxl:=IF(E8=0,0,MAX(SUMPRODUCT(E2:E6,E2:E6)/SUM(E2:E6)-E8,0))" table:style-name="ce8">
            <text:p>213.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6)-B8-B9)" table:style-name="ce8">
            <text:p>0.0</text:p>
          </table:table-cell>
          <table:table-cell office:value-type="float" office:value="2.3471895424836582" table:formula="msoxl:=ABS(MAX(C2:C6)-C8-C9)" table:style-name="ce8">
            <text:p>2.3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45.317785145888593" table:formula="msoxl:=ABS(MAX(E2:E6)-E8-E9)" table:style-name="ce8">
            <text:p>45.3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47222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6.90278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6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2286H28M21.000S" table:style-name="ce9">
            <text:p>14:28:21</text:p>
          </table:table-cell>
          <table:table-cell office:value-type="float" office:value="0" table:style-name="ce1">
            <text:p>0</text:p>
          </table:table-cell>
          <table:table-cell office:value-type="float" office:value="19.8" table:style-name="ce1">
            <text:p>19.8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table:number-columns-repeated="16379"/>
        </table:table-row>
        <table:table-row table:style-name="ro1">
          <table:table-cell office:value-type="time" office:time-value="PT982286H28M51.000S" table:style-name="ce9">
            <text:p>14:28:51</text:p>
          </table:table-cell>
          <table:table-cell office:value-type="float" office:value="0" table:style-name="ce1">
            <text:p>0</text:p>
          </table:table-cell>
          <table:table-cell office:value-type="float" office:value="191.8" table:style-name="ce1">
            <text:p>191.8</text:p>
          </table:table-cell>
          <table:table-cell office:value-type="float" office:value="0" table:style-name="ce1">
            <text:p>0</text:p>
          </table:table-cell>
          <table:table-cell office:value-type="float" office:value="433.8" table:style-name="ce1">
            <text:p>433.8</text:p>
          </table:table-cell>
          <table:table-cell table:number-columns-repeated="16379"/>
        </table:table-row>
        <table:table-row table:style-name="ro1">
          <table:table-cell office:value-type="time" office:time-value="PT982286H29M21.000S" table:style-name="ce9">
            <text:p>14:29:21</text:p>
          </table:table-cell>
          <table:table-cell office:value-type="float" office:value="0" table:style-name="ce1">
            <text:p>0</text:p>
          </table:table-cell>
          <table:table-cell office:value-type="float" office:value="186.8" table:style-name="ce1">
            <text:p>186.8</text:p>
          </table:table-cell>
          <table:table-cell office:value-type="float" office:value="0" table:style-name="ce1">
            <text:p>0</text:p>
          </table:table-cell>
          <table:table-cell office:value-type="float" office:value="427.3" table:style-name="ce1">
            <text:p>427.3</text:p>
          </table:table-cell>
          <table:table-cell table:number-columns-repeated="16379"/>
        </table:table-row>
        <table:table-row table:style-name="ro1">
          <table:table-cell office:value-type="time" office:time-value="PT982286H29M51.000S" table:style-name="ce9">
            <text:p>14:29:51</text:p>
          </table:table-cell>
          <table:table-cell office:value-type="float" office:value="0" table:style-name="ce1">
            <text:p>0</text:p>
          </table:table-cell>
          <table:table-cell office:value-type="float" office:value="154.69999999999999" table:style-name="ce1">
            <text:p>154.7</text:p>
          </table:table-cell>
          <table:table-cell office:value-type="float" office:value="0" table:style-name="ce1">
            <text:p>0</text:p>
          </table:table-cell>
          <table:table-cell office:value-type="float" office:value="317.5" table:style-name="ce1">
            <text:p>317.5</text:p>
          </table:table-cell>
          <table:table-cell table:number-columns-repeated="16379"/>
        </table:table-row>
        <table:table-row table:style-name="ro1">
          <table:table-cell office:value-type="time" office:time-value="PT982286H30M21.000S" table:style-name="ce9">
            <text:p>14:30:21</text:p>
          </table:table-cell>
          <table:table-cell office:value-type="float" office:value="0" table:style-name="ce1">
            <text:p>0</text:p>
          </table:table-cell>
          <table:table-cell office:value-type="float" office:value="17.7" table:style-name="ce1">
            <text:p>17.7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6)" table:style-name="ce8">
            <text:p>0.0</text:p>
          </table:table-cell>
          <table:table-cell office:value-type="float" office:value="114.16000000000001" table:formula="msoxl:=AVERAGE(C2:C6)" table:style-name="ce8">
            <text:p>114.2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235.97999999999996" table:formula="msoxl:=AVERAGE(E2:E6)" table:style-name="ce8">
            <text:p>236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8=0,0,MAX(SUMPRODUCT(B2:B6,B2:B6)/SUM(B2:B6)-B8,0))" table:style-name="ce8">
            <text:p>0.0</text:p>
          </table:table-cell>
          <table:table-cell office:value-type="float" office:value="54.583693062368596" table:formula="msoxl:=IF(C8=0,0,MAX(SUMPRODUCT(C2:C6,C2:C6)/SUM(C2:C6)-C8,0))" table:style-name="ce8">
            <text:p>54.6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163.69355708110862" table:formula="msoxl:=IF(E8=0,0,MAX(SUMPRODUCT(E2:E6,E2:E6)/SUM(E2:E6)-E8,0))" table:style-name="ce8">
            <text:p>163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6)-B8-B9)" table:style-name="ce8">
            <text:p>0.0</text:p>
          </table:table-cell>
          <table:table-cell office:value-type="float" office:value="23.056306937631405" table:formula="msoxl:=ABS(MAX(C2:C6)-C8-C9)" table:style-name="ce8">
            <text:p>23.1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34.126442918891428" table:formula="msoxl:=ABS(MAX(E2:E6)-E8-E9)" table:style-name="ce8">
            <text:p>34.1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47222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6.90278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33333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6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2286H28M21.000S" table:style-name="ce9">
            <text:p>14:28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286H28M51.000S" table:style-name="ce9">
            <text:p>14:28:51</text:p>
          </table:table-cell>
          <table:table-cell office:value-type="float" office:value="12" table:style-name="ce1">
            <text:p>12</text:p>
          </table:table-cell>
          <table:table-cell office:value-type="float" office:value="-1" table:style-name="ce1">
            <text:p>-1</text:p>
          </table:table-cell>
          <table:table-cell office:value-type="float" office:value="1579" table:style-name="ce1">
            <text:p>157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2.8" table:style-name="ce1">
            <text:p>12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286H29M21.000S" table:style-name="ce9">
            <text:p>14:29:21</text:p>
          </table:table-cell>
          <table:table-cell office:value-type="float" office:value="6" table:style-name="ce1">
            <text:p>6</text:p>
          </table:table-cell>
          <table:table-cell office:value-type="float" office:value="-1" table:style-name="ce1">
            <text:p>-1</text:p>
          </table:table-cell>
          <table:table-cell office:value-type="float" office:value="1793.8" table:style-name="ce1">
            <text:p>1793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0.5" table:style-name="ce1">
            <text:p>10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286H29M51.000S" table:style-name="ce9">
            <text:p>14:29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456.4" table:style-name="ce1">
            <text:p>2456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0.5" table:style-name="ce1">
            <text:p>10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286H30M21.000S" table:style-name="ce9">
            <text:p>14:30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98.8" table:style-name="ce1">
            <text:p>98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70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47222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6.90278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2286H28M21.000S" table:style-name="ce9">
            <text:p>14:28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1" table:style-name="ce1">
            <text:p>6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171" table:style-name="ce1">
            <text:p>7171</text:p>
          </table:table-cell>
          <table:table-cell office:value-type="float" office:value="7" table:style-name="ce1">
            <text:p>7</text:p>
          </table:table-cell>
          <table:table-cell office:value-type="float" office:value="8809" table:style-name="ce1">
            <text:p>8809</text:p>
          </table:table-cell>
          <table:table-cell office:value-type="float" office:value="1992" table:style-name="ce1">
            <text:p>1992</text:p>
          </table:table-cell>
          <table:table-cell office:value-type="float" office:value="-1" table:style-name="ce1">
            <text:p>-1</text:p>
          </table:table-cell>
          <table:table-cell office:value-type="float" office:value="161769" table:style-name="ce1">
            <text:p>16176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3" table:style-name="ce1">
            <text:p>6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table:number-columns-repeated="16346"/>
        </table:table-row>
        <table:table-row table:style-name="ro1">
          <table:table-cell office:value-type="time" office:time-value="PT982286H28M51.000S" table:style-name="ce9">
            <text:p>14:28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9" table:style-name="ce1">
            <text:p>6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46" table:style-name="ce1">
            <text:p>2746</text:p>
          </table:table-cell>
          <table:table-cell office:value-type="float" office:value="0" table:style-name="ce1">
            <text:p>0</text:p>
          </table:table-cell>
          <table:table-cell office:value-type="float" office:value="-449" table:style-name="ce1">
            <text:p>-44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61770" table:style-name="ce1">
            <text:p>-1617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0" table:style-name="ce1">
            <text:p>-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table:number-columns-repeated="16346"/>
        </table:table-row>
        <table:table-row table:style-name="ro1">
          <table:table-cell office:value-type="time" office:time-value="PT982286H29M21.000S" table:style-name="ce9">
            <text:p>14:29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2" table:style-name="ce1">
            <text:p>6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125" table:style-name="ce1">
            <text:p>-5125</text:p>
          </table:table-cell>
          <table:table-cell office:value-type="float" office:value="0" table:style-name="ce1">
            <text:p>0</text:p>
          </table:table-cell>
          <table:table-cell office:value-type="float" office:value="-5878" table:style-name="ce1">
            <text:p>-587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table:number-columns-repeated="16346"/>
        </table:table-row>
        <table:table-row table:style-name="ro1">
          <table:table-cell office:value-type="time" office:time-value="PT982286H29M51.000S" table:style-name="ce9">
            <text:p>14:29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1" table:style-name="ce1">
            <text:p>3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80" table:style-name="ce1">
            <text:p>2480</text:p>
          </table:table-cell>
          <table:table-cell office:value-type="float" office:value="0" table:style-name="ce1">
            <text:p>0</text:p>
          </table:table-cell>
          <table:table-cell office:value-type="float" office:value="4584" table:style-name="ce1">
            <text:p>458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8" table:style-name="ce1">
            <text:p>-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-69" table:style-name="ce1">
            <text:p>-69</text:p>
          </table:table-cell>
          <table:table-cell table:number-columns-repeated="16346"/>
        </table:table-row>
        <table:table-row table:style-name="ro1">
          <table:table-cell office:value-type="time" office:time-value="PT982286H30M21.000S" table:style-name="ce9">
            <text:p>14:30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" table:style-name="ce1">
            <text:p>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434" table:style-name="ce1">
            <text:p>43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69254" table:style-name="ce1">
            <text:p>1692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87" table:style-name="ce1">
            <text:p>87</text:p>
          </table:table-cell>
          <table:table-cell table:number-columns-repeated="16346"/>
        </table:table-row>
        <table:table-row table:number-rows-repeated="1048570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13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4H28M21.000S" table:style-name="ce9">
            <text:p>14:28:21</text:p>
          </table:table-cell>
          <table:table-cell office:value-type="date" office:date-value="2012-01-20T00:00:00" table:style-name="ce3">
            <text:p>20-Jan-12</text:p>
          </table:table-cell>
          <table:table-cell office:value-type="time" office:time-value="PT982286H28M21.000S" table:style-name="ce10">
            <text:p>14: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4H28M51.000S" table:style-name="ce9">
            <text:p>14:28:51</text:p>
          </table:table-cell>
          <table:table-cell office:value-type="date" office:date-value="2012-01-20T00:00:00" table:style-name="ce3">
            <text:p>20-Jan-12</text:p>
          </table:table-cell>
          <table:table-cell office:value-type="time" office:time-value="PT982286H28M51.000S" table:style-name="ce10">
            <text:p>14: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4H29M21.000S" table:style-name="ce9">
            <text:p>14:29:21</text:p>
          </table:table-cell>
          <table:table-cell office:value-type="date" office:date-value="2012-01-20T00:00:00" table:style-name="ce3">
            <text:p>20-Jan-12</text:p>
          </table:table-cell>
          <table:table-cell office:value-type="time" office:time-value="PT982286H29M21.000S" table:style-name="ce10">
            <text:p>14: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4H29M51.000S" table:style-name="ce9">
            <text:p>14:29:51</text:p>
          </table:table-cell>
          <table:table-cell office:value-type="date" office:date-value="2012-01-20T00:00:00" table:style-name="ce3">
            <text:p>20-Jan-12</text:p>
          </table:table-cell>
          <table:table-cell office:value-type="time" office:time-value="PT982286H29M51.000S" table:style-name="ce10">
            <text:p>14: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4H30M21.000S" table:style-name="ce9">
            <text:p>14:30:21</text:p>
          </table:table-cell>
          <table:table-cell office:value-type="date" office:date-value="2012-01-20T00:00:00" table:style-name="ce3">
            <text:p>20-Jan-12</text:p>
          </table:table-cell>
          <table:table-cell office:value-type="time" office:time-value="PT982286H30M21.000S" table:style-name="ce10">
            <text:p>14:30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47222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286H28M21.000S" table:style-name="ce9">
            <text:p>14:28:21</text:p>
          </table:table-cell>
          <table:table-cell office:value-type="float" office:value="4.5" table:style-name="ce1">
            <text:p>4.5</text:p>
          </table:table-cell>
          <table:table-cell office:value-type="float" office:value="0.5" table:style-name="ce1">
            <text:p>0.5</text:p>
          </table:table-cell>
          <table:table-cell office:value-type="float" office:value="0.8" table:style-name="ce1">
            <text:p>0.8</text:p>
          </table:table-cell>
          <table:table-cell office:value-type="float" office:value="94.3" table:style-name="ce1">
            <text:p>94.3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time" office:time-value="PT982286H28M51.000S" table:style-name="ce9">
            <text:p>14:28:51</text:p>
          </table:table-cell>
          <table:table-cell office:value-type="float" office:value="49.4" table:style-name="ce1">
            <text:p>49.4</text:p>
          </table:table-cell>
          <table:table-cell office:value-type="float" office:value="3" table:style-name="ce1">
            <text:p>3</text:p>
          </table:table-cell>
          <table:table-cell office:value-type="float" office:value="2.5" table:style-name="ce1">
            <text:p>2.5</text:p>
          </table:table-cell>
          <table:table-cell office:value-type="float" office:value="45" table:style-name="ce1">
            <text:p>45</text:p>
          </table:table-cell>
          <table:table-cell office:value-type="float" office:value="52.4" table:style-name="ce1">
            <text:p>52.4</text:p>
          </table:table-cell>
          <table:table-cell table:number-columns-repeated="16378"/>
        </table:table-row>
        <table:table-row table:style-name="ro1">
          <table:table-cell office:value-type="time" office:time-value="PT982286H29M21.000S" table:style-name="ce9">
            <text:p>14:29:21</text:p>
          </table:table-cell>
          <table:table-cell office:value-type="float" office:value="48.9" table:style-name="ce1">
            <text:p>48.9</text:p>
          </table:table-cell>
          <table:table-cell office:value-type="float" office:value="4.3" table:style-name="ce1">
            <text:p>4.3</text:p>
          </table:table-cell>
          <table:table-cell office:value-type="float" office:value="2.4" table:style-name="ce1">
            <text:p>2.4</text:p>
          </table:table-cell>
          <table:table-cell office:value-type="float" office:value="44.5" table:style-name="ce1">
            <text:p>44.5</text:p>
          </table:table-cell>
          <table:table-cell office:value-type="float" office:value="53.199999999999996" table:style-name="ce1">
            <text:p>53.2</text:p>
          </table:table-cell>
          <table:table-cell table:number-columns-repeated="16378"/>
        </table:table-row>
        <table:table-row table:style-name="ro1">
          <table:table-cell office:value-type="time" office:time-value="PT982286H29M51.000S" table:style-name="ce9">
            <text:p>14:29:51</text:p>
          </table:table-cell>
          <table:table-cell office:value-type="float" office:value="46.4" table:style-name="ce1">
            <text:p>46.4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4.7" table:style-name="ce1">
            <text:p>4.7</text:p>
          </table:table-cell>
          <table:table-cell office:value-type="float" office:value="43.8" table:style-name="ce1">
            <text:p>43.8</text:p>
          </table:table-cell>
          <table:table-cell office:value-type="float" office:value="51.5" table:style-name="ce1">
            <text:p>51.5</text:p>
          </table:table-cell>
          <table:table-cell table:number-columns-repeated="16378"/>
        </table:table-row>
        <table:table-row table:style-name="ro1">
          <table:table-cell office:value-type="time" office:time-value="PT982286H30M21.000S" table:style-name="ce9">
            <text:p>14:30:21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9.939999999999998" table:style-name="ce1">
            <text:p>29.94</text:p>
          </table:table-cell>
          <table:table-cell office:value-type="float" office:value="2.6799999999999997" table:style-name="ce1">
            <text:p>2.68</text:p>
          </table:table-cell>
          <table:table-cell office:value-type="float" office:value="2.0799999999999996" table:style-name="ce1">
            <text:p>2.08</text:p>
          </table:table-cell>
          <table:table-cell office:value-type="float" office:value="65.320000000000007" table:style-name="ce1">
            <text:p>65.32</text:p>
          </table:table-cell>
          <table:table-cell office:value-type="float" office:value="32.619999999999997" table:style-name="ce1">
            <text:p>32.62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47222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286H28M21.000S" table:style-name="ce9">
            <text:p>14:28:21</text:p>
          </table:table-cell>
          <table:table-cell office:value-type="float" office:value="5" table:style-name="ce1">
            <text:p>5</text:p>
          </table:table-cell>
          <table:table-cell office:value-type="float" office:value="0.4" table:style-name="ce1">
            <text:p>0.4</text:p>
          </table:table-cell>
          <table:table-cell office:value-type="float" office:value="0.7" table:style-name="ce1">
            <text:p>0.7</text:p>
          </table:table-cell>
          <table:table-cell office:value-type="float" office:value="93.9" table:style-name="ce1">
            <text:p>93.9</text:p>
          </table:table-cell>
          <table:table-cell office:value-type="float" office:value="5.4" table:style-name="ce1">
            <text:p>5.4</text:p>
          </table:table-cell>
          <table:table-cell table:number-columns-repeated="16378"/>
        </table:table-row>
        <table:table-row table:style-name="ro1">
          <table:table-cell office:value-type="time" office:time-value="PT982286H28M51.000S" table:style-name="ce9">
            <text:p>14:28:51</text:p>
          </table:table-cell>
          <table:table-cell office:value-type="float" office:value="48.4" table:style-name="ce1">
            <text:p>48.4</text:p>
          </table:table-cell>
          <table:table-cell office:value-type="float" office:value="3.2" table:style-name="ce1">
            <text:p>3.2</text:p>
          </table:table-cell>
          <table:table-cell office:value-type="float" office:value="2.7" table:style-name="ce1">
            <text:p>2.7</text:p>
          </table:table-cell>
          <table:table-cell office:value-type="float" office:value="45.7" table:style-name="ce1">
            <text:p>45.7</text:p>
          </table:table-cell>
          <table:table-cell office:value-type="float" office:value="51.6" table:style-name="ce1">
            <text:p>51.6</text:p>
          </table:table-cell>
          <table:table-cell table:number-columns-repeated="16378"/>
        </table:table-row>
        <table:table-row table:style-name="ro1">
          <table:table-cell office:value-type="time" office:time-value="PT982286H29M21.000S" table:style-name="ce9">
            <text:p>14:29:21</text:p>
          </table:table-cell>
          <table:table-cell office:value-type="float" office:value="43.3" table:style-name="ce1">
            <text:p>43.3</text:p>
          </table:table-cell>
          <table:table-cell office:value-type="float" office:value="4" table:style-name="ce1">
            <text:p>4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50.4" table:style-name="ce1">
            <text:p>50.4</text:p>
          </table:table-cell>
          <table:table-cell office:value-type="float" office:value="47.3" table:style-name="ce1">
            <text:p>47.3</text:p>
          </table:table-cell>
          <table:table-cell table:number-columns-repeated="16378"/>
        </table:table-row>
        <table:table-row table:style-name="ro1">
          <table:table-cell office:value-type="time" office:time-value="PT982286H29M51.000S" table:style-name="ce9">
            <text:p>14:29:51</text:p>
          </table:table-cell>
          <table:table-cell office:value-type="float" office:value="54.6" table:style-name="ce1">
            <text:p>54.6</text:p>
          </table:table-cell>
          <table:table-cell office:value-type="float" office:value="4.2" table:style-name="ce1">
            <text:p>4.2</text:p>
          </table:table-cell>
          <table:table-cell office:value-type="float" office:value="4.5" table:style-name="ce1">
            <text:p>4.5</text:p>
          </table:table-cell>
          <table:table-cell office:value-type="float" office:value="36.700000000000003" table:style-name="ce1">
            <text:p>36.7</text:p>
          </table:table-cell>
          <table:table-cell office:value-type="float" office:value="58.800000000000004" table:style-name="ce1">
            <text:p>58.8</text:p>
          </table:table-cell>
          <table:table-cell table:number-columns-repeated="16378"/>
        </table:table-row>
        <table:table-row table:style-name="ro1">
          <table:table-cell office:value-type="time" office:time-value="PT982286H30M21.000S" table:style-name="ce9">
            <text:p>14:30:21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0.279999999999994" table:style-name="ce1">
            <text:p>30.28</text:p>
          </table:table-cell>
          <table:table-cell office:value-type="float" office:value="2.38" table:style-name="ce1">
            <text:p>2.38</text:p>
          </table:table-cell>
          <table:table-cell office:value-type="float" office:value="2.04" table:style-name="ce1">
            <text:p>2.04</text:p>
          </table:table-cell>
          <table:table-cell office:value-type="float" office:value="65.300000000000011" table:style-name="ce1">
            <text:p>65.3</text:p>
          </table:table-cell>
          <table:table-cell office:value-type="float" office:value="32.659999999999997" table:style-name="ce1">
            <text:p>32.66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47222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286H28M21.000S" table:style-name="ce9">
            <text:p>14:28:21</text:p>
          </table:table-cell>
          <table:table-cell office:value-type="float" office:value="4.2" table:style-name="ce1">
            <text:p>4.2</text:p>
          </table:table-cell>
          <table:table-cell office:value-type="float" office:value="0.5" table:style-name="ce1">
            <text:p>0.5</text:p>
          </table:table-cell>
          <table:table-cell office:value-type="float" office:value="0.7" table:style-name="ce1">
            <text:p>0.7</text:p>
          </table:table-cell>
          <table:table-cell office:value-type="float" office:value="94.6" table:style-name="ce1">
            <text:p>94.6</text:p>
          </table:table-cell>
          <table:table-cell office:value-type="float" office:value="4.7" table:style-name="ce1">
            <text:p>4.7</text:p>
          </table:table-cell>
          <table:table-cell table:number-columns-repeated="16378"/>
        </table:table-row>
        <table:table-row table:style-name="ro1">
          <table:table-cell office:value-type="time" office:time-value="PT982286H28M51.000S" table:style-name="ce9">
            <text:p>14:28:51</text:p>
          </table:table-cell>
          <table:table-cell office:value-type="float" office:value="54.4" table:style-name="ce1">
            <text:p>54.4</text:p>
          </table:table-cell>
          <table:table-cell office:value-type="float" office:value="2.4" table:style-name="ce1">
            <text:p>2.4</text:p>
          </table:table-cell>
          <table:table-cell office:value-type="float" office:value="1.3" table:style-name="ce1">
            <text:p>1.3</text:p>
          </table:table-cell>
          <table:table-cell office:value-type="float" office:value="42" table:style-name="ce1">
            <text:p>42</text:p>
          </table:table-cell>
          <table:table-cell office:value-type="float" office:value="56.8" table:style-name="ce1">
            <text:p>56.8</text:p>
          </table:table-cell>
          <table:table-cell table:number-columns-repeated="16378"/>
        </table:table-row>
        <table:table-row table:style-name="ro1">
          <table:table-cell office:value-type="time" office:time-value="PT982286H29M21.000S" table:style-name="ce9">
            <text:p>14:29:21</text:p>
          </table:table-cell>
          <table:table-cell office:value-type="float" office:value="47.1" table:style-name="ce1">
            <text:p>47.1</text:p>
          </table:table-cell>
          <table:table-cell office:value-type="float" office:value="4.3" table:style-name="ce1">
            <text:p>4.3</text:p>
          </table:table-cell>
          <table:table-cell office:value-type="float" office:value="1.9" table:style-name="ce1">
            <text:p>1.9</text:p>
          </table:table-cell>
          <table:table-cell office:value-type="float" office:value="46.6" table:style-name="ce1">
            <text:p>46.6</text:p>
          </table:table-cell>
          <table:table-cell office:value-type="float" office:value="51.4" table:style-name="ce1">
            <text:p>51.4</text:p>
          </table:table-cell>
          <table:table-cell table:number-columns-repeated="16378"/>
        </table:table-row>
        <table:table-row table:style-name="ro1">
          <table:table-cell office:value-type="time" office:time-value="PT982286H29M51.000S" table:style-name="ce9">
            <text:p>14:29:51</text:p>
          </table:table-cell>
          <table:table-cell office:value-type="float" office:value="51.3" table:style-name="ce1">
            <text:p>51.3</text:p>
          </table:table-cell>
          <table:table-cell office:value-type="float" office:value="3.7" table:style-name="ce1">
            <text:p>3.7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39.9" table:style-name="ce1">
            <text:p>39.9</text:p>
          </table:table-cell>
          <table:table-cell office:value-type="float" office:value="55" table:style-name="ce1">
            <text:p>55</text:p>
          </table:table-cell>
          <table:table-cell table:number-columns-repeated="16378"/>
        </table:table-row>
        <table:table-row table:style-name="ro1">
          <table:table-cell office:value-type="time" office:time-value="PT982286H30M21.000S" table:style-name="ce9">
            <text:p>14:30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1.4" table:style-name="ce1">
            <text:p>31.4</text:p>
          </table:table-cell>
          <table:table-cell office:value-type="float" office:value="2.1799999999999997" table:style-name="ce1">
            <text:p>2.18</text:p>
          </table:table-cell>
          <table:table-cell office:value-type="float" office:value="1.8" table:style-name="ce1">
            <text:p>1.8</text:p>
          </table:table-cell>
          <table:table-cell office:value-type="float" office:value="64.599999999999994" table:style-name="ce1">
            <text:p>64.6</text:p>
          </table:table-cell>
          <table:table-cell office:value-type="float" office:value="33.58" table:style-name="ce1">
            <text:p>33.58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47222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286H28M21.000S" table:style-name="ce9">
            <text:p>14:28:21</text:p>
          </table:table-cell>
          <table:table-cell office:value-type="float" office:value="4" table:style-name="ce1">
            <text:p>4</text:p>
          </table:table-cell>
          <table:table-cell office:value-type="float" office:value="0.4" table:style-name="ce1">
            <text:p>0.4</text:p>
          </table:table-cell>
          <table:table-cell office:value-type="float" office:value="1.2" table:style-name="ce1">
            <text:p>1.2</text:p>
          </table:table-cell>
          <table:table-cell office:value-type="float" office:value="94.4" table:style-name="ce1">
            <text:p>94.4</text:p>
          </table:table-cell>
          <table:table-cell office:value-type="float" office:value="4.4000000000000004" table:style-name="ce1">
            <text:p>4.4</text:p>
          </table:table-cell>
          <table:table-cell table:number-columns-repeated="16378"/>
        </table:table-row>
        <table:table-row table:style-name="ro1">
          <table:table-cell office:value-type="time" office:time-value="PT982286H28M51.000S" table:style-name="ce9">
            <text:p>14:28:51</text:p>
          </table:table-cell>
          <table:table-cell office:value-type="float" office:value="50.9" table:style-name="ce1">
            <text:p>50.9</text:p>
          </table:table-cell>
          <table:table-cell office:value-type="float" office:value="4" table:style-name="ce1">
            <text:p>4</text:p>
          </table:table-cell>
          <table:table-cell office:value-type="float" office:value="11.8" table:style-name="ce1">
            <text:p>11.8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54.9" table:style-name="ce1">
            <text:p>54.9</text:p>
          </table:table-cell>
          <table:table-cell table:number-columns-repeated="16378"/>
        </table:table-row>
        <table:table-row table:style-name="ro1">
          <table:table-cell office:value-type="time" office:time-value="PT982286H29M21.000S" table:style-name="ce9">
            <text:p>14:29:21</text:p>
          </table:table-cell>
          <table:table-cell office:value-type="float" office:value="41.9" table:style-name="ce1">
            <text:p>41.9</text:p>
          </table:table-cell>
          <table:table-cell office:value-type="float" office:value="7.6" table:style-name="ce1">
            <text:p>7.6</text:p>
          </table:table-cell>
          <table:table-cell office:value-type="float" office:value="28.3" table:style-name="ce1">
            <text:p>28.3</text:p>
          </table:table-cell>
          <table:table-cell office:value-type="float" office:value="22.2" table:style-name="ce1">
            <text:p>22.2</text:p>
          </table:table-cell>
          <table:table-cell office:value-type="float" office:value="49.5" table:style-name="ce1">
            <text:p>49.5</text:p>
          </table:table-cell>
          <table:table-cell table:number-columns-repeated="16378"/>
        </table:table-row>
        <table:table-row table:style-name="ro1">
          <table:table-cell office:value-type="time" office:time-value="PT982286H29M51.000S" table:style-name="ce9">
            <text:p>14:29:51</text:p>
          </table:table-cell>
          <table:table-cell office:value-type="float" office:value="50.2" table:style-name="ce1">
            <text:p>50.2</text:p>
          </table:table-cell>
          <table:table-cell office:value-type="float" office:value="6.4" table:style-name="ce1">
            <text:p>6.4</text:p>
          </table:table-cell>
          <table:table-cell office:value-type="float" office:value="16.7" table:style-name="ce1">
            <text:p>16.7</text:p>
          </table:table-cell>
          <table:table-cell office:value-type="float" office:value="26.7" table:style-name="ce1">
            <text:p>26.7</text:p>
          </table:table-cell>
          <table:table-cell office:value-type="float" office:value="56.6" table:style-name="ce1">
            <text:p>56.6</text:p>
          </table:table-cell>
          <table:table-cell table:number-columns-repeated="16378"/>
        </table:table-row>
        <table:table-row table:style-name="ro1">
          <table:table-cell office:value-type="time" office:time-value="PT982286H30M21.000S" table:style-name="ce9">
            <text:p>14:30:2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99.8" table:style-name="ce1">
            <text:p>99.8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9.419999999999998" table:style-name="ce1">
            <text:p>29.42</text:p>
          </table:table-cell>
          <table:table-cell office:value-type="float" office:value="3.6799999999999997" table:style-name="ce1">
            <text:p>3.68</text:p>
          </table:table-cell>
          <table:table-cell office:value-type="float" office:value="11.620000000000001" table:style-name="ce1">
            <text:p>11.62</text:p>
          </table:table-cell>
          <table:table-cell office:value-type="float" office:value="55.279999999999994" table:style-name="ce1">
            <text:p>55.28</text:p>
          </table:table-cell>
          <table:table-cell office:value-type="float" office:value="33.1" table:style-name="ce1">
            <text:p>33.1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BUSY.B1:DISKBUSY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READ.B1:DISKREAD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WRITE.B1:DISKWRITE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XFER.B1:DISKXFER.E11" table:contains-header="false" table:orientation="column">
          <table:sort>
            <table:sort-by table:field-number="1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1-20T10:29:14Z</meta:creation-date>
    <dc:date>2012-01-20T10:29:2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6" chart:class="chart:line" chart:attached-axis="primary-y" chart:style-name="G0S0">
            <chart:data-point chart:repeated="5"/>
          </chart:series>
          <chart:series chart:values-cell-range-address="DISK_SUMM.$D$2:.$D$6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6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6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6" chart:class="chart:line" chart:attached-axis="primary-y" chart:style-name="G0S0">
            <chart:data-point chart:repeated="5"/>
          </chart:series>
          <chart:series chart:label-cell-address="DISKBUSY.$C$1" chart:values-cell-range-address="DISKBUSY.$C$2:.$C$6" chart:class="chart:line" chart:attached-axis="primary-y" chart:style-name="G0S1">
            <chart:data-point chart:repeated="5"/>
          </chart:series>
          <chart:series chart:label-cell-address="DISKBUSY.$D$1" chart:values-cell-range-address="DISKBUSY.$D$2:.$D$6" chart:class="chart:line" chart:attached-axis="primary-y" chart:style-name="G0S2">
            <chart:data-point chart:repeated="5"/>
          </chart:series>
          <chart:series chart:label-cell-address="DISKBUSY.$E$1" chart:values-cell-range-address="DISKBUSY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6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8:.$E$8" chart:class="chart:bar" chart:attached-axis="primary-y" chart:style-name="G0S0">
            <chart:data-point chart:repeated="4"/>
          </chart:series>
          <chart:series chart:values-cell-range-address="DISKREAD.$B$9:.$E$9" chart:class="chart:bar" chart:attached-axis="primary-y" chart:style-name="G0S1">
            <chart:data-point chart:repeated="4"/>
          </chart:series>
          <chart:series chart:values-cell-range-address="DISKREAD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6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6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6" chart:class="chart:line" chart:attached-axis="primary-y" chart:style-name="G0S0">
            <chart:data-point chart:repeated="5"/>
          </chart:series>
          <chart:series chart:label-cell-address="DISKREAD.$C$1" chart:values-cell-range-address="DISKREAD.$C$2:.$C$6" chart:class="chart:line" chart:attached-axis="primary-y" chart:style-name="G0S1">
            <chart:data-point chart:repeated="5"/>
          </chart:series>
          <chart:series chart:label-cell-address="DISKREAD.$D$1" chart:values-cell-range-address="DISKREAD.$D$2:.$D$6" chart:class="chart:line" chart:attached-axis="primary-y" chart:style-name="G0S2">
            <chart:data-point chart:repeated="5"/>
          </chart:series>
          <chart:series chart:label-cell-address="DISKREAD.$E$1" chart:values-cell-range-address="DISKREAD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6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8:.$E$8" chart:class="chart:bar" chart:attached-axis="primary-y" chart:style-name="G0S0">
            <chart:data-point chart:repeated="4"/>
          </chart:series>
          <chart:series chart:values-cell-range-address="DISKWRITE.$B$9:.$E$9" chart:class="chart:bar" chart:attached-axis="primary-y" chart:style-name="G0S1">
            <chart:data-point chart:repeated="4"/>
          </chart:series>
          <chart:series chart:values-cell-range-address="DISKWRITE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6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6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6" chart:class="chart:line" chart:attached-axis="primary-y" chart:style-name="G0S0">
            <chart:data-point chart:repeated="5"/>
          </chart:series>
          <chart:series chart:label-cell-address="DISKWRITE.$C$1" chart:values-cell-range-address="DISKWRITE.$C$2:.$C$6" chart:class="chart:line" chart:attached-axis="primary-y" chart:style-name="G0S1">
            <chart:data-point chart:repeated="5"/>
          </chart:series>
          <chart:series chart:label-cell-address="DISKWRITE.$D$1" chart:values-cell-range-address="DISKWRITE.$D$2:.$D$6" chart:class="chart:line" chart:attached-axis="primary-y" chart:style-name="G0S2">
            <chart:data-point chart:repeated="5"/>
          </chart:series>
          <chart:series chart:label-cell-address="DISKWRITE.$E$1" chart:values-cell-range-address="DISKWRITE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6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8:.$E$8" chart:class="chart:bar" chart:attached-axis="primary-y" chart:style-name="G0S0">
            <chart:data-point chart:repeated="4"/>
          </chart:series>
          <chart:series chart:values-cell-range-address="DISKXFER.$B$9:.$E$9" chart:class="chart:bar" chart:attached-axis="primary-y" chart:style-name="G0S1">
            <chart:data-point chart:repeated="4"/>
          </chart:series>
          <chart:series chart:values-cell-range-address="DISKXFER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6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6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6" chart:class="chart:line" chart:attached-axis="primary-y" chart:style-name="G0S0">
            <chart:data-point chart:repeated="5"/>
          </chart:series>
          <chart:series chart:label-cell-address="DISKXFER.$C$1" chart:values-cell-range-address="DISKXFER.$C$2:.$C$6" chart:class="chart:line" chart:attached-axis="primary-y" chart:style-name="G0S1">
            <chart:data-point chart:repeated="5"/>
          </chart:series>
          <chart:series chart:label-cell-address="DISKXFER.$D$1" chart:values-cell-range-address="DISKXFER.$D$2:.$D$6" chart:class="chart:line" chart:attached-axis="primary-y" chart:style-name="G0S2">
            <chart:data-point chart:repeated="5"/>
          </chart:series>
          <chart:series chart:label-cell-address="DISKXFER.$E$1" chart:values-cell-range-address="DISKXFER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8" chart:values-cell-range-address="JFSFILE.$B$8:.$F$8" chart:class="chart:bar" chart:attached-axis="primary-y" chart:style-name="G0S0">
            <chart:data-point chart:repeated="5"/>
          </chart:series>
          <chart:series chart:label-cell-address="JFSFILE.$A$9" chart:values-cell-range-address="JFSFILE.$B$9:.$F$9" chart:class="chart:bar" chart:attached-axis="primary-y" chart:style-name="G0S1">
            <chart:data-point chart:repeated="5"/>
          </chart:series>
          <chart:series chart:label-cell-address="JFSFILE.$A$10" chart:values-cell-range-address="JFSFILE.$B$10:.$F$10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6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6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6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6"/>
          </chart:axis>
          <chart:axis chart:dimension="y" chart:name="primary-y" chart:style-name="Axs1"/>
          <chart:series chart:label-cell-address="MEM.$B$1" chart:values-cell-range-address="MEM.$B$2:.$B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6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/>
          <chart:series chart:label-cell-address="CPU_ALL.$B$1" chart:values-cell-range-address="CPU_ALL.$B$2:.$B$6" chart:class="chart:area" chart:attached-axis="primary-y" chart:style-name="G0S0">
            <chart:data-point chart:repeated="5"/>
          </chart:series>
          <chart:series chart:label-cell-address="CPU_ALL.$C$1" chart:values-cell-range-address="CPU_ALL.$C$2:.$C$6" chart:class="chart:area" chart:attached-axis="primary-y" chart:style-name="G0S1">
            <chart:data-point chart:repeated="5"/>
          </chart:series>
          <chart:series chart:label-cell-address="CPU_ALL.$D$1" chart:values-cell-range-address="CPU_ALL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60_Threads (KB/s) - 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6"/>
          </chart:axis>
          <chart:axis chart:dimension="y" chart:name="primary-y" chart:style-name="Axs1"/>
          <chart:series chart:label-cell-address="NET.$I$1" chart:values-cell-range-address="NET.$I$2:.$I$6" chart:class="chart:area" chart:attached-axis="primary-y" chart:style-name="G0S1">
            <chart:data-point chart:repeated="5"/>
          </chart:series>
          <chart:series chart:label-cell-address="NET.$H$1" chart:values-cell-range-address="NET.$H$2:.$H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60_Threads (KB/s)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8" chart:values-cell-range-address="NET.$B$8:.$E$8" chart:class="chart:bar" chart:attached-axis="primary-y" chart:style-name="G0S0">
            <chart:data-point chart:repeated="4"/>
          </chart:series>
          <chart:series chart:label-cell-address="NET.$A$9" chart:values-cell-range-address="NET.$B$9:.$E$9" chart:class="chart:bar" chart:attached-axis="primary-y" chart:style-name="G0S1">
            <chart:data-point chart:repeated="4"/>
          </chart:series>
          <chart:series chart:label-cell-address="NET.$A$10" chart:values-cell-range-address="NET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60_Threads (KB/s)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6"/>
          </chart:axis>
          <chart:axis chart:dimension="y" chart:name="primary-y" chart:style-name="Axs1"/>
          <chart:series chart:label-cell-address="NET.$B$1" chart:values-cell-range-address="NET.$B$2:.$B$6" chart:class="chart:area" chart:attached-axis="primary-y" chart:style-name="G0S0">
            <chart:data-point chart:repeated="5"/>
          </chart:series>
          <chart:series chart:label-cell-address="NET.$C$1" chart:values-cell-range-address="NET.$C$2:.$C$6" chart:class="chart:area" chart:attached-axis="primary-y" chart:style-name="G0S1">
            <chart:data-point chart:repeated="5"/>
          </chart:series>
          <chart:series chart:label-cell-address="NET.$D$1" chart:values-cell-range-address="NET.$D$2:.$D$6" chart:class="chart:area" chart:attached-axis="primary-y" chart:style-name="G0S2">
            <chart:data-point chart:repeated="5"/>
          </chart:series>
          <chart:series chart:label-cell-address="NET.$E$1" chart:values-cell-range-address="NET.$E$2:.$E$6" chart:class="chart:area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6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8" chart:values-cell-range-address="NETPACKET.$B$8:.$E$8" chart:class="chart:bar" chart:attached-axis="primary-y" chart:style-name="G0S0">
            <chart:data-point chart:repeated="4"/>
          </chart:series>
          <chart:series chart:label-cell-address="NETPACKET.$A$9" chart:values-cell-range-address="NETPACKET.$B$9:.$E$9" chart:class="chart:bar" chart:attached-axis="primary-y" chart:style-name="G0S1">
            <chart:data-point chart:repeated="4"/>
          </chart:series>
          <chart:series chart:label-cell-address="NETPACKET.$A$10" chart:values-cell-range-address="NETPACKET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6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6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6" chart:class="chart:line" chart:attached-axis="primary-y" chart:style-name="G0S0">
            <chart:data-point chart:repeated="5"/>
          </chart:series>
          <chart:series chart:label-cell-address="NETPACKET.$C$1" chart:values-cell-range-address="NETPACKET.$C$2:.$C$6" chart:class="chart:line" chart:attached-axis="primary-y" chart:style-name="G0S1">
            <chart:data-point chart:repeated="5"/>
          </chart:series>
          <chart:series chart:label-cell-address="NETPACKET.$D$1" chart:values-cell-range-address="NETPACKET.$D$2:.$D$6" chart:class="chart:line" chart:attached-axis="primary-y" chart:style-name="G0S2">
            <chart:data-point chart:repeated="5"/>
          </chart:series>
          <chart:series chart:label-cell-address="NETPACKET.$E$1" chart:values-cell-range-address="NETPACKET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6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6" chart:class="chart:line" chart:attached-axis="primary-y" chart:style-name="G0S0">
            <chart:data-point chart:repeated="5"/>
          </chart:series>
          <chart:series chart:label-cell-address="PROC.$C$1" chart:values-cell-range-address="PROC.$C$2:.$C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6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6" chart:class="chart:line" chart:attached-axis="primary-y" chart:style-name="G0S0">
            <chart:data-point chart:repeated="5"/>
          </chart:series>
          <chart:series chart:values-cell-range-address="PROC.$E$2:.$E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6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6" chart:class="chart:line" chart:attached-axis="primary-y" chart:style-name="G0S0">
            <chart:data-point chart:repeated="5"/>
          </chart:series>
          <chart:series chart:values-cell-range-address="PROC.$I$2:.$I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6"/>
          </chart:axis>
          <chart:axis chart:dimension="y" chart:name="primary-y" chart:style-name="Axs1"/>
          <chart:series chart:label-cell-address="VM.$H$1" chart:values-cell-range-address="VM.$H$2:.$H$6" chart:class="chart:area" chart:attached-axis="primary-y" chart:style-name="G0S0">
            <chart:data-point chart:repeated="5"/>
          </chart:series>
          <chart:series chart:label-cell-address="VM.$I$1" chart:values-cell-range-address="VM.$I$2:.$I$6" chart:class="chart:area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6"/>
          </chart:axis>
          <chart:axis chart:dimension="y" chart:name="primary-y" chart:style-name="Axs1"/>
          <chart:series chart:label-cell-address="VM.$J$1" chart:values-cell-range-address="VM.$J$2:.$J$6" chart:class="chart:area" chart:attached-axis="primary-y" chart:style-name="G0S0">
            <chart:data-point chart:repeated="5"/>
          </chart:series>
          <chart:series chart:label-cell-address="VM.$K$1" chart:values-cell-range-address="VM.$K$2:.$K$6" chart:class="chart:area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/>
          <chart:series chart:label-cell-address="CPU_ALL.$G$1" chart:values-cell-range-address="CPU_ALL.$G$2:.$G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6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6"/>
          </chart:axis>
          <chart:axis chart:dimension="y" chart:name="primary-y" chart:style-name="Axs1"/>
          <chart:series chart:label-cell-address="CPU01.$B$1" chart:values-cell-range-address="CPU01.$B$2:.$B$6" chart:class="chart:area" chart:attached-axis="primary-y" chart:style-name="G0S0">
            <chart:data-point chart:repeated="5"/>
          </chart:series>
          <chart:series chart:label-cell-address="CPU01.$C$1" chart:values-cell-range-address="CPU01.$C$2:.$C$6" chart:class="chart:area" chart:attached-axis="primary-y" chart:style-name="G0S1">
            <chart:data-point chart:repeated="5"/>
          </chart:series>
          <chart:series chart:label-cell-address="CPU01.$D$1" chart:values-cell-range-address="CPU01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6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6"/>
          </chart:axis>
          <chart:axis chart:dimension="y" chart:name="primary-y" chart:style-name="Axs1"/>
          <chart:series chart:label-cell-address="CPU02.$B$1" chart:values-cell-range-address="CPU02.$B$2:.$B$6" chart:class="chart:area" chart:attached-axis="primary-y" chart:style-name="G0S0">
            <chart:data-point chart:repeated="5"/>
          </chart:series>
          <chart:series chart:label-cell-address="CPU02.$C$1" chart:values-cell-range-address="CPU02.$C$2:.$C$6" chart:class="chart:area" chart:attached-axis="primary-y" chart:style-name="G0S1">
            <chart:data-point chart:repeated="5"/>
          </chart:series>
          <chart:series chart:label-cell-address="CPU02.$D$1" chart:values-cell-range-address="CPU02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6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6"/>
          </chart:axis>
          <chart:axis chart:dimension="y" chart:name="primary-y" chart:style-name="Axs1"/>
          <chart:series chart:label-cell-address="CPU03.$B$1" chart:values-cell-range-address="CPU03.$B$2:.$B$6" chart:class="chart:area" chart:attached-axis="primary-y" chart:style-name="G0S0">
            <chart:data-point chart:repeated="5"/>
          </chart:series>
          <chart:series chart:label-cell-address="CPU03.$C$1" chart:values-cell-range-address="CPU03.$C$2:.$C$6" chart:class="chart:area" chart:attached-axis="primary-y" chart:style-name="G0S1">
            <chart:data-point chart:repeated="5"/>
          </chart:series>
          <chart:series chart:label-cell-address="CPU03.$D$1" chart:values-cell-range-address="CPU03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6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6"/>
          </chart:axis>
          <chart:axis chart:dimension="y" chart:name="primary-y" chart:style-name="Axs1"/>
          <chart:series chart:label-cell-address="CPU04.$B$1" chart:values-cell-range-address="CPU04.$B$2:.$B$6" chart:class="chart:area" chart:attached-axis="primary-y" chart:style-name="G0S0">
            <chart:data-point chart:repeated="5"/>
          </chart:series>
          <chart:series chart:label-cell-address="CPU04.$C$1" chart:values-cell-range-address="CPU04.$C$2:.$C$6" chart:class="chart:area" chart:attached-axis="primary-y" chart:style-name="G0S1">
            <chart:data-point chart:repeated="5"/>
          </chart:series>
          <chart:series chart:label-cell-address="CPU04.$D$1" chart:values-cell-range-address="CPU04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60_Threads - 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6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6" chart:class="chart:area" chart:attached-axis="primary-y" chart:style-name="G0S0">
            <chart:data-point chart:repeated="5"/>
          </chart:series>
          <chart:series chart:label-cell-address="DISK_SUMM.$C$1" chart:values-cell-range-address="DISK_SUMM.$C$2:.$C$6" chart:class="chart:area" chart:attached-axis="primary-y" chart:style-name="G0S1">
            <chart:data-point chart:repeated="5"/>
          </chart:series>
          <chart:series chart:values-cell-range-address="DISK_SUMM.$D$2:.$D$6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6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8" chart:values-cell-range-address="DISK_SUMM.$B$8:.$D$8" chart:class="chart:bar" chart:attached-axis="primary-y" chart:style-name="G0S0">
            <chart:data-point chart:repeated="3"/>
          </chart:series>
          <chart:series chart:label-cell-address="DISK_SUMM.$A$9" chart:values-cell-range-address="DISK_SUMM.$B$9:.$D$9" chart:class="chart:bar" chart:attached-axis="primary-y" chart:style-name="G0S1">
            <chart:data-point chart:repeated="3"/>
          </chart:series>
          <chart:series chart:label-cell-address="DISK_SUMM.$A$10" chart:values-cell-range-address="DISK_SUMM.$B$10:.$D$10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60_Threads (Kbytes)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8:.$E$8" chart:class="chart:bar" chart:attached-axis="primary-y" chart:style-name="G0S0">
            <chart:data-point chart:repeated="4"/>
          </chart:series>
          <chart:series chart:values-cell-range-address="DISKBSIZE.$B$9:.$E$9" chart:class="chart:bar" chart:attached-axis="primary-y" chart:style-name="G0S1">
            <chart:data-point chart:repeated="4"/>
          </chart:series>
          <chart:series chart:values-cell-range-address="DISKBSIZE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60_Threads (Kbytes)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6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6" chart:class="chart:line" chart:attached-axis="primary-y" chart:style-name="G0S0">
            <chart:data-point chart:repeated="5"/>
          </chart:series>
          <chart:series chart:label-cell-address="DISKBSIZE.$C$1" chart:values-cell-range-address="DISKBSIZE.$C$2:.$C$6" chart:class="chart:line" chart:attached-axis="primary-y" chart:style-name="G0S1">
            <chart:data-point chart:repeated="5"/>
          </chart:series>
          <chart:series chart:label-cell-address="DISKBSIZE.$D$1" chart:values-cell-range-address="DISKBSIZE.$D$2:.$D$6" chart:class="chart:line" chart:attached-axis="primary-y" chart:style-name="G0S2">
            <chart:data-point chart:repeated="5"/>
          </chart:series>
          <chart:series chart:label-cell-address="DISKBSIZE.$E$1" chart:values-cell-range-address="DISKBSIZE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6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8:.$E$8" chart:class="chart:bar" chart:attached-axis="primary-y" chart:style-name="G0S0">
            <chart:data-point chart:repeated="4"/>
          </chart:series>
          <chart:series chart:values-cell-range-address="DISKBUSY.$B$9:.$E$9" chart:class="chart:bar" chart:attached-axis="primary-y" chart:style-name="G0S1">
            <chart:data-point chart:repeated="4"/>
          </chart:series>
          <chart:series chart:values-cell-range-address="DISKBUSY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